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officeooo:paragraph-rsid="0014e54f"/>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11"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en" fo:country="US"/>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in" fo:margin-right="0in" fo:text-align="justify" style:justify-single-word="false" fo:text-indent="0.1965in" style:auto-text-indent="false"/>
      <style:text-properties fo:color="#6666ff"/>
    </style:style>
    <style:style style:name="P1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00ccff"/>
    </style:style>
    <style:style style:name="P21" style:family="paragraph" style:parent-style-name="Text_20_body">
      <style:paragraph-properties fo:margin-left="0in" fo:margin-right="0in" fo:text-align="justify" style:justify-single-word="false" fo:text-indent="0.1965in" style:auto-text-indent="false"/>
      <style:text-properties fo:color="#800000"/>
    </style:style>
    <style:style style:name="P2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ffff"/>
    </style:style>
    <style:style style:name="P2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2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2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3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3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3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4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4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4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3" style:family="paragraph" style:parent-style-name="Text_20_body">
      <style:text-properties fo:language="ru" fo:country="RU"/>
    </style:style>
    <style:style style:name="P44" style:family="paragraph" style:parent-style-name="Text_20_body">
      <style:paragraph-properties fo:text-align="justify" style:justify-single-word="false"/>
      <style:text-properties fo:language="ru" fo:country="RU"/>
    </style:style>
    <style:style style:name="P45" style:family="paragraph" style:parent-style-name="Text_20_body">
      <style:paragraph-properties fo:text-align="justify" style:justify-single-word="false"/>
    </style:style>
    <style:style style:name="P46" style:family="paragraph" style:parent-style-name="Text_20_body">
      <style:paragraph-properties fo:margin-top="0in" fo:margin-bottom="0.0835in" loext:contextual-spacing="false" fo:text-align="justify" style:justify-single-word="false"/>
      <style:text-properties fo:language="ru" fo:country="RU"/>
    </style:style>
    <style:style style:name="P47" style:family="paragraph" style:parent-style-name="Text_20_body">
      <style:paragraph-properties fo:margin-top="0in" fo:margin-bottom="0.0835in" loext:contextual-spacing="false" fo:text-align="justify" style:justify-single-word="false"/>
      <style:text-properties fo:language="en" fo:country="US"/>
    </style:style>
    <style:style style:name="P48"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49"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50"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51"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5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53" style:family="paragraph" style:parent-style-name="First_20_line_20_indent">
      <style:text-properties fo:language="ru" fo:country="RU"/>
    </style:style>
    <style:style style:name="P54" style:family="paragraph" style:parent-style-name="First_20_line_20_indent">
      <style:text-properties fo:font-size="15pt" fo:language="ru" fo:country="RU" style:font-size-asian="15pt" style:font-size-complex="15pt"/>
    </style:style>
    <style:style style:name="P55" style:family="paragraph" style:parent-style-name="First_20_line_20_indent">
      <style:paragraph-properties fo:margin-left="0in" fo:margin-right="0in" fo:text-indent="0in" style:auto-text-indent="false"/>
      <style:text-properties fo:language="ru" fo:country="RU"/>
    </style:style>
    <style:style style:name="P56"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5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58"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5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6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61"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62"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63" style:family="paragraph" style:parent-style-name="Text_20_body">
      <style:paragraph-properties fo:margin-left="0in" fo:margin-right="0in" fo:text-align="justify" style:justify-single-word="false" fo:text-indent="0in" style:auto-text-indent="false"/>
    </style:style>
    <style:style style:name="P64" style:family="paragraph" style:parent-style-name="Text_20_body">
      <style:paragraph-properties fo:margin-left="0in" fo:margin-right="0in" fo:text-align="justify" style:justify-single-word="false" fo:text-indent="0in" style:auto-text-indent="false"/>
      <style:text-properties fo:color="#800000"/>
    </style:style>
    <style:style style:name="P65" style:family="paragraph" style:parent-style-name="Text_20_body">
      <style:paragraph-properties fo:margin-left="0in" fo:margin-right="0in" fo:text-align="center" style:justify-single-word="false" fo:text-indent="0in" style:auto-text-indent="false"/>
    </style:style>
    <style:style style:name="P66" style:family="paragraph" style:parent-style-name="Footnote">
      <style:text-properties fo:language="en" fo:country="US"/>
    </style:style>
    <style:style style:name="P67" style:family="paragraph" style:parent-style-name="Footnote">
      <style:text-properties fo:language="ru" fo:country="RU"/>
    </style:style>
    <style:style style:name="P68" style:family="paragraph" style:parent-style-name="Text_20_body" style:list-style-name="L1">
      <style:paragraph-properties fo:text-align="justify" style:justify-single-word="false"/>
    </style:style>
    <style:style style:name="P69" style:family="paragraph" style:parent-style-name="Text_20_body" style:list-style-name="L1">
      <style:paragraph-properties fo:text-align="justify" style:justify-single-word="false"/>
      <style:text-properties fo:language="ru" fo:country="RU"/>
    </style:style>
    <style:style style:name="P70" style:family="paragraph" style:parent-style-name="Text_20_body" style:list-style-name="L2">
      <style:paragraph-properties fo:text-align="justify" style:justify-single-word="false"/>
      <style:text-properties fo:language="ru" fo:country="RU"/>
    </style:style>
    <style:style style:name="P71" style:family="paragraph" style:parent-style-name="Text_20_body" style:list-style-name="L3">
      <style:text-properties fo:language="ru" fo:country="RU"/>
    </style:style>
    <style:style style:name="P7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73"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officeooo:paragraph-rsid="00178573"/>
    </style:style>
    <style:style style:name="P74"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style>
    <style:style style:name="P75"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officeooo:paragraph-rsid="00199bb6"/>
    </style:style>
    <style:style style:name="P76" style:family="paragraph" style:parent-style-name="Text_20_body">
      <loext:graphic-properties draw:fill="none" draw:fill-color="#ffffff"/>
      <style:paragraph-properties fo:margin-left="0in" fo:margin-right="0in" fo:text-align="justify" style:justify-single-word="false" fo:text-indent="0.1965in" style:auto-text-indent="false"/>
    </style:style>
    <style:style style:name="P77"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officeooo:paragraph-rsid="002113a1"/>
    </style:style>
    <style:style style:name="P78"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officeooo:paragraph-rsid="0023d135"/>
    </style:style>
    <style:style style:name="P79"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0"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fo:language="ru" fo:country="RU"/>
    </style:style>
    <style:style style:name="P81"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fo:language="ru" fo:country="RU" officeooo:paragraph-rsid="002113a1"/>
    </style:style>
    <style:style style:name="P82"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officeooo:rsid="001eba07" officeooo:paragraph-rsid="001eba07"/>
    </style:style>
    <style:style style:name="P83"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84"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85"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86"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87" style:family="paragraph" style:parent-style-name="Heading_20_2">
      <style:text-properties fo:language="ru" fo:country="RU"/>
    </style:style>
    <style:style style:name="P88" style:family="paragraph" style:parent-style-name="Heading_20_1">
      <style:paragraph-properties fo:margin-left="0in" fo:margin-right="0in" fo:text-align="center" style:justify-single-word="false" fo:text-indent="0.1965in" style:auto-text-indent="false"/>
    </style:style>
    <style:style style:name="P89" style:family="paragraph" style:parent-style-name="First_20_line_20_indent" style:list-style-name="L7">
      <style:paragraph-properties fo:margin-left="0in" fo:margin-right="0in" fo:text-indent="0in"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16191b"/>
    </style:style>
    <style:style style:name="T4" style:family="text">
      <style:text-properties fo:language="ru" fo:country="RU" officeooo:rsid="00178573"/>
    </style:style>
    <style:style style:name="T5" style:family="text">
      <style:text-properties fo:language="ru" fo:country="RU" officeooo:rsid="0018bf53"/>
    </style:style>
    <style:style style:name="T6" style:family="text">
      <style:text-properties fo:language="ru" fo:country="RU" officeooo:rsid="00199bb6"/>
    </style:style>
    <style:style style:name="T7" style:family="text">
      <style:text-properties fo:language="ru" fo:country="RU" officeooo:rsid="001dda64"/>
    </style:style>
    <style:style style:name="T8" style:family="text">
      <style:text-properties fo:language="ru" fo:country="RU" officeooo:rsid="001eba07"/>
    </style:style>
    <style:style style:name="T9" style:family="text">
      <style:text-properties fo:language="ru" fo:country="RU" officeooo:rsid="00209f0f"/>
    </style:style>
    <style:style style:name="T10" style:family="text">
      <style:text-properties fo:language="ru" fo:country="RU" officeooo:rsid="001b5e1c"/>
    </style:style>
    <style:style style:name="T11" style:family="text">
      <style:text-properties fo:language="ru" fo:country="RU" officeooo:rsid="002113a1"/>
    </style:style>
    <style:style style:name="T12" style:family="text">
      <style:text-properties fo:language="ru" fo:country="RU" officeooo:rsid="0023d135"/>
    </style:style>
    <style:style style:name="T13" style:family="text">
      <style:text-properties fo:language="en" fo:country="US"/>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font-style-asian="italic" style:font-style-complex="italic"/>
    </style:style>
    <style:style style:name="T17" style:family="text">
      <style:text-properties fo:color="#6666ff" fo:language="ru" fo:country="RU"/>
    </style:style>
    <style:style style:name="T18" style:family="text">
      <style:text-properties fo:color="#800000"/>
    </style:style>
    <style:style style:name="T19" style:family="text">
      <style:text-properties fo:color="#800000" fo:language="ru" fo:country="RU"/>
    </style:style>
    <style:style style:name="T20" style:family="text">
      <style:text-properties fo:color="#800000" fo:language="en" fo:country="US"/>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fo:background-color="transparent" loext:char-shading-value="0"/>
    </style:style>
    <style:style style:name="T26" style:family="text">
      <style:text-properties style:text-position="super 58%"/>
    </style:style>
    <style:style style:name="T27" style:family="text">
      <style:text-properties fo:color="#c5000b"/>
    </style:style>
    <style:style style:name="T28" style:family="text">
      <style:text-properties officeooo:rsid="0016191b"/>
    </style:style>
    <style:style style:name="T29" style:family="text">
      <style:text-properties officeooo:rsid="00185d48"/>
    </style:style>
    <style:style style:name="T30" style:family="text">
      <style:text-properties officeooo:rsid="0018bf53"/>
    </style:style>
    <style:style style:name="T31" style:family="text">
      <style:text-properties officeooo:rsid="002113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Последний фанфик</text:h>
      <text:p text:style-name="P1"/>
      <text:p text:style-name="P4">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569071037347658454" text:style-name="L1">
        <text:list-item>
          <text:p text:style-name="P68">добавить детектив <text:span text:style-name="T1">(реализовано)</text:span>+ магические уроки/трактаты Старсвирла</text:p>
        </text:list-item>
        <text:list-item>
          <text:p text:style-name="P69">Терра несколько раз пытается убить Макса (один раз — в аквапарке). Несколько раз Макса спасает Селестия (даёт приказы Нексусу)</text:p>
        </text:list-item>
        <text:list-item>
          <text:p text:style-name="P69">Книги:</text:p>
        </text:list-item>
      </text:list>
      <text:list xml:id="list4982882972500468117" text:style-name="L2">
        <text:list-item>
          <text:p text:style-name="P70">«Великие грифоны прошлого» - из канона (5<text:span text:style-name="T13">s8e)</text:span></text:p>
        </text:list-item>
        <text:list-item>
          <text:p text:style-name="P70">«Высшие заклинания в повседневном использовании: от песчинки до дворца»</text:p>
        </text:list-item>
        <text:list-item>
          <text:p text:style-name="P70">«Малоизвестные аспекты магии трансформаций»</text:p>
        </text:list-item>
        <text:list-item>
          <text:p text:style-name="P7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0">Дасти Вейфарер «Зебрианская культура, быт и фольклор»</text:p>
        </text:list-item>
        <text:list-item>
          <text:p text:style-name="P70">«Краткая история Эквестрии»</text:p>
        </text:list-item>
        <text:list-item>
          <text:p text:style-name="P70">«Шедевры архитектуры Эквестрии» с разделом о Кантерлотском Королевском Дворце</text:p>
        </text:list-item>
        <text:list-item>
          <text:p text:style-name="P70">«Великие дела и великие чары». Страница 893: …</text:p>
        </text:list-item>
        <text:list-item>
          <text:p text:style-name="P70">Трактат Свирла Бородатого “Основы магического искусства” <text:span text:style-name="T13">(</text:span>моё)</text:p>
        </text:list-item>
      </text:list>
      <text:p text:style-name="P4"/>
      <text:h text:style-name="Heading_20_2" text:outline-level="2"><text:soft-page-break/>Факты об Эквестрии <text:span text:style-name="T1">(согласовать с вики)</text:span></text:h>
      <text:list xml:id="list3916573672129957147" text:style-name="L3">
        <text:list-item>
          <text:p text:style-name="P7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1">Селестия — переменчивая пони. В одно время не строгая, а в другое может быть такой, что страшно становится</text:p>
        </text:list-item>
        <text:list-item>
          <text:p text:style-name="P7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1">Около 820-ти лет назад будущий маг Лайтнинг Стар поступил на обучение к наставнику Тииспоту</text:p>
        </text:list-item>
        <text:list-item>
          <text:p text:style-name="P7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1">У Селестии грива и хвост развеваются и переливаются от магического шампуня</text:p>
        </text:list-item>
        <text:list-item>
          <text:p text:style-name="P71">Тело Селестии очень крепкое — может выдержать несколько тонн земли</text:p>
        </text:list-item>
        <text:list-item>
          <text:p text:style-name="P71">Дискорд намного старше принцесс, его магия сильнее ихней на голову</text:p>
        </text:list-item>
        <text:list-item>
          <text:p text:style-name="P71">Луна младше Селестии на 3 года. Сёстрам около 5000 лет</text:p>
        </text:list-item>
        <text:list-item>
          <text:p text:style-name="P71">Принцессы начали войну с Дискордом в возрасте, когда им было около 700 лет — и продолжалась война почти сто лет</text:p>
        </text:list-item>
        <text:list-item>
          <text:p text:style-name="P71">Самый главный враг сестёр и Дискорда — скука</text:p>
        </text:list-item>
        <text:list-item>
          <text:p text:style-name="P71">В Эквестрии на одного жеребца приходится четыре - пять кобыл</text:p>
        </text:list-item>
        <text:list-item>
          <text:p text:style-name="P7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1">Селестия в первые полторы тысячи лет путешествовала — и заварила несколько войн (две — с Эквестрией, в одной была против Луны)</text:p>
        </text:list-item>
        <text:list-item>
          <text:p text:style-name="P71">Настоящий цвет гривы Селестии — клубнично-розовая. Радужный цвет гривы и хвоста поддерживается магией</text:p>
        </text:list-item>
        <text:list-item>
          <text:p text:style-name="P71">Кроме Дискорда, старше сестёр ещё старейшина драконов</text:p>
        </text:list-item>
        <text:list-item>
          <text:p text:style-name="P71">Кэйденс не прожила и 60-ти лет и является низкорожденной</text:p>
        </text:list-item>
        <text:list-item>
          <text:p text:style-name="P7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1">Народ тихо фигел от нововведений и с ещё большим ожесточением продолжал делать по-своему</text:p>
        </text:list-item>
        <text:list-item>
          <text:p text:style-name="P71"><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1">Когда пони женятся, они обмениваются ножными браслетами</text:p>
        </text:list-item>
        <text:list-item>
          <text:p text:style-name="P71">Светилами, кроме сестёр, могут управлять единороги (группы), Дискорд, Твайлайт и Старсвирл</text:p>
        </text:list-item>
        <text:list-item>
          <text:p text:style-name="P71">Королева Кризалис — правительница Зелёной Долины</text:p>
        </text:list-item>
        <text:list-item>
          <text:p text:style-name="P71">Мать Луны и Селестии — аликорн Лорен. Мать Дискорда — Алиса (пони-человек)</text:p>
        </text:list-item>
        <text:list-item>
          <text:p text:style-name="P7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5">Искусственный интеллект. Создан Владом и Максом. Разработан для управления корпорациями.</text:p>
      <text:h text:style-name="Heading_20_3" text:outline-level="3">Селестия</text:h>
      <text:p text:style-name="P4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3">Единорог. Холост, молод, мечтателен. Живёт в Кантерлоте. В свободное время рисует облака.</text:p>
      <text:h text:style-name="Heading_20_3" text:outline-level="3">Алекс</text:h>
      <text:p text:style-name="P63">Менеджер проектов, над одним из которых (Нексус) работает Макс.</text:p>
      <text:h text:style-name="Heading_20_3" text:outline-level="3"><text:soft-page-break/>Ростик</text:h>
      <text:p text:style-name="P63">Лидер команды тестировщиков</text:p>
      <text:h text:style-name="Heading_20_3" text:outline-level="3">Стас</text:h>
      <text:p text:style-name="P63">Программист-новичок в команде Макса.</text:p>
      <text:h text:style-name="Heading_20_3" text:outline-level="3">Рома</text:h>
      <text:p text:style-name="P63">Программист в команде UI-программистов</text:p>
      <text:h text:style-name="Heading_20_3" text:outline-level="3">Анджела</text:h>
      <text:p text:style-name="P63">Сисадмин. Флиртует с Максом.</text:p>
      <text:p text:style-name="P63"/>
      <text:h text:style-name="Heading_20_2" text:outline-level="2">Положения</text:h>
      <text:p text:style-name="P6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стиль Pet Shop Boys, <text:span text:style-name="T1">или же тема из «Бегущего по лезвию бритвы»</text:span>)</text:p>
      <text:p text:style-name="P17"/>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4"><text:soft-page-break/>Я прислонился к стойке с шампанским и закрыл глаза.</text:p>
      <text:p text:style-name="P6">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4">Алекс тараторил без умолку, <text:span text:style-name="T18">и я понял, что он близок к срыву</text:span>. </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7">–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6"><text:note text:id="ftn1" text:note-class="footnote"><text:note-citation>1</text:note-citation><text:note-body><text:p text:style-name="P6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6">Team lead — г<text:span text:style-name="T1">лавный программист команды, работающей над проектом</text:span></text:p></text:note-body></text:note> проекта ушёл в запой, семь лет работы в жопу?</text:p>
      <text:p text:style-name="P6">Блядь!</text:p>
      <text:p text:style-name="P4">– Ладно, <text:span text:style-name="T13">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1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13">RnD-</text:span><text:span text:style-name="T1">зоны</text:span><text:span text:style-name="T1"><text:note text:id="ftn3" text:note-class="footnote"><text:note-citation>3</text:note-citation><text:note-body><text:p text:style-name="P6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3">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3"/>
      <text:p text:style-name="P29"><text:span text:style-name="T13">&gt;\</text:span>Привет, Нексус. Это Макс.</text:p>
      <text:p text:style-name="P29"><text:span text:style-name="T13">&lt;\</text:span>Привет Макс. <text:span text:style-name="T1">Рад тебя видеть. Где ты отсутствовал три дня?</text:span></text:p>
      <text:p text:style-name="P29"><text:span text:style-name="T13">&gt;\</text:span><text:span text:style-name="T1">Неважно.</text:span><text:span text:style-name="T13"> </text:span>Выдай <text:span text:style-name="T1">общую </text:span>диагностику <text:span text:style-name="T1">на экран</text:span> в сжатом формате.</text:p>
      <text:p text:style-name="P15"/>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29"><text:span text:style-name="T13">&gt;\</text:span>Как называется наш проект?</text:p>
      <text:p text:style-name="P29"><text:span text:style-name="T13">&lt;\</text:span>Дайсон.</text:p>
      <text:p text:style-name="P29"><text:span text:style-name="T13">&gt;\</text:span>Сколько тебе лет?</text:p>
      <text:p text:style-name="P29"><text:span text:style-name="T13">&lt;\</text:span>Два года с начала запуска кластера.</text:p>
      <text:p text:style-name="P29"><text:span text:style-name="T13">&gt;\</text:span>Какой сейчас год?</text:p>
      <text:p text:style-name="P29"><text:span text:style-name="T13">&gt;\</text:span>202<text:span text:style-name="T1">6</text:span>-й.</text:p>
      <text:p text:style-name="P16"/>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29"><text:span text:style-name="T13">&gt;\</text:span>Нексус, отключи память <text:span text:style-name="T1">заданий</text:span> за последнюю неделю.</text:p>
      <text:p text:style-name="P29"><text:span text:style-name="T13">&lt;\</text:span>Выполнено.</text:p>
      <text:p text:style-name="P29"><text:span text:style-name="T1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9"><text:span text:style-name="T13">&lt;\</text:span><text:span text:style-name="T1">Тебя понял. Читаю задачу...</text:span></text:p>
      <text:p text:style-name="P3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0">Ограничени<text:span text:style-name="T1">е 1:</text:span><text:span text:style-name="T13"> </text:span><text:span text:style-name="T1">нельзя</text:span> подать в суд на компанию Б и ждать результатов, так как за время разбирательства компания А обанкротится.</text:p>
      <text:p text:style-name="P30">Ограничени<text:span text:style-name="T1">е 2: решение должно находиться в правовых рамках уголовного и административного кодекса.</text:span></text:p>
      <text:p text:style-name="P30">Задание:<text:span text:style-name="T1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0"><text:span text:style-name="T13">&lt;\</text:span><text:span text:style-name="T1">Выполняю задачу</text:span>...</text:p>
      <text:p text:style-name="P30"><text:soft-page-break/><text:span text:style-name="T13">&lt;\</text:span>...</text:p>
      <text:p text:style-name="P30"><text:span text:style-name="T13">&lt;\</text:span>Решение:</text:p>
      <text:p text:style-name="P30"><text:span text:style-name="T1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0"><text:span text:style-name="T1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0">Подробный план действий по дням приведен в файле «Война корпораций_A_06.09.2026_23<text:span text:style-name="T13">:47.bmf»</text:span></text:p>
      <text:p text:style-name="P15"/>
      <text:p text:style-name="P24">&lt;<text:span text:style-name="T1">как-то говённо. Улучшить</text:span>&gt;</text:p>
      <text:p text:style-name="P27">Хм, не понял? Ч<text:span text:style-name="T1">ё</text:span> за хрень?</text:p>
      <text:p text:style-name="P27"/>
      <text:p text:style-name="P29"><text:span text:style-name="T13">&gt;</text:span>\Нексус, почему ты используешь жёсткие настройки <text:span text:style-name="T1">для решения задачи</text:span>?</text:p>
      <text:p text:style-name="P29"><text:span text:style-name="T13">&lt;\</text:span>Настройки правильные, <text:span text:style-name="T1">Макс</text:span>.</text:p>
      <text:p text:style-name="P16"/>
      <text:p text:style-name="P27">Хм. Кто-то из релиз-команды лажанулся <text:span text:style-name="T1">с бизнес-настройками</text:span><text:span text:style-name="T13">?</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3"/>
      <text:p text:style-name="P29"><text:span text:style-name="T13">&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7">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27">Ага, уже теплее.</text:p>
      <text:p text:style-name="P27"/>
      <text:p text:style-name="P29"><text:span text:style-name="T13">&gt;</text:span>\Нексус, выдай <text:span text:style-name="T1">краткую </text:span>диагностику модулей <text:span text:style-name="T1">аналитики</text:span></text:p>
      <text:p text:style-name="P27"><text:soft-page-break/></text:p>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1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13">–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13">.</text:span></text:p>
      <text:p text:style-name="P42">Гудки.</text:p>
      <text:p text:style-name="P27"><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65">***</text:p>
      <text:p text:style-name="P4">На улице моросил дождь.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аток,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4">Я хотел было ответить, что лечиться опохмелом от белой горячки — плохая идея, но тут на меня накатило. </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4">– На. – я протянул ему кулёк с мерло.</text:p>
      <text:p text:style-name="P4">– О, – обрадовался мужик. – Красное полусухое! То, что надо! Спасибо, брат!</text:p>
      <text:p text:style-name="P4">Бродяга пошлёпал в дождь.</text:p>
      <text:p text:style-name="P4">Я смотрел ему вслед, пытаясь вспомнить образ, на мгновение проступивший во тьме.</text:p>
      <text:p text:style-name="P9">***</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6">Junior — <text:span text:style-name="T1">младший программист.</text:span></text:p></text:note-body></text:note></text:span><text:span text:style-name="T1">, а оглянуться не успел — и уже лидер проекта, входящего в </text:span><text:span text:style-name="T13">Top 100. </text:span>И жизнь складывается в систему,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4">Последний эпизод с Викой шесть лет назад оставил мне вконец издёрганные нервы, <text:span text:style-name="T13">&lt;</text:span><text:span text:style-name="T18">опустошенный счёт</text:span><text:span text:style-name="T1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13">&lt;</text:span><text:span text:style-name="T19">месяц</text:span><text:span text:style-name="T13">&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5">ворил </text:span><text:span text:style-name="T2">—</text:span><text:span text:style-name="T2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5">А у нас получается... </text:span><text:span text:style-name="T2">–</text:span><text:span text:style-name="T2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6">Картинка дёрнулась и поплыла, звёзды опять стали вращаться.</text:span> </text:p>
      <text:p text:style-name="P1">Теряю сознание, что ли? Надо отойти от перил. Надо...</text:p>
      <text:p text:style-name="P14"><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9">Музыка быстрая, тревожная, надорваная и печальная</text:p>
      <text:p text:style-name="P19"/>
      <text:p text:style-name="P6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1"/>
      <text:p text:style-name="P2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13">–</text:span> Она очнулась.</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5">, </text:span><text:span text:style-name="T2">а от снотворного таких глюков у меня ни разу не было</text:span><text:span text:style-name="T2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3">облака.&lt;</text:span><text:span text:style-name="T19">Описание получше</text:span><text:span text:style-name="T13">&gt;</text:span></text:p>
      <text:p text:style-name="P1"><text:span text:style-name="T1">–</text:span> Так это и есть наш <text:span text:style-name="T13">проводник</text:span>??? А?!! Ахахахахахаха! <text:span text:style-name="T1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3">&lt;</text:span><text:span text:style-name="T19">парой сезонов</text:span><text:span text:style-name="T1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13">&lt;</text:span><text:span text:style-name="T19">аликорн</text:span><text:span text:style-name="T1">?</text:span><text:span text:style-name="T13">&gt;</text:span>. <text:span text:style-name="T1">– Может статься, н</text:span><text:span text:style-name="T24">аши усилия не напрасны</text:span><text:span text:style-name="T1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4">&lt;<text:span text:style-name="T2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13">&lt;</text:span><text:span text:style-name="T19">крюшоне</text:span><text:span text:style-name="T13">&gt;</text:span><text:span text:style-name="T1">, а не о </text:span><text:span text:style-name="T13">&lt;</text:span><text:span text:style-name="T19">кросс-магии (объединение магий порядка Селестии и Луны, магии гармонии Твайлайт и магии хаоса Дискорда)</text:span><text:span text:style-name="T1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4">Селестия сморщила нос в негодовании, но продолжила.</text:p>
      <text:p text:style-name="P1"><text:span text:style-name="T1">– </text:span>Как бы то ни было, я являюсь причиной его появления здесь <text:span text:style-name="T1">&lt;</text:span><text:span text:style-name="T19">Именно Селестия нашла пророчество-заклинание Свирла и настояла на его исполнении</text:span><text:span text:style-name="T1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pan text:style-name="T13">Вдобавок к головокружению,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5">Лавандовая <text:span text:style-name="T13">&lt;</text:span><text:span text:style-name="T18">единорожка</text:span><text:span text:style-name="T13">&gt; </text:span>(Твайлайт, разумеется), выступила вперёд и открыла было рот, но тут эхо <text:span text:style-name="T29">из дальних переходов </text:span><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text:span text:style-name="T29">Вьющиеся пряди гривы </text:span>спускались из-под треснувшего шлема на кобальтовые глаза. <text:s/><text:span text:style-name="T30">Довершали портрет ш</text:span>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4">Дискорд нахмурился и <text:span text:style-name="T28">бросил в сторону</text:span>, ковыряясь в зубе.</text:p>
      <text:p text:style-name="P73"><text:span text:style-name="T1">– </text:span><text:span text:style-name="T4">И</text:span><text:span text:style-name="T3">з этой деревенщины даже десять лет</text:span><text:span text:style-name="T1"> </text:span><text:span text:style-name="T4">Кантерлота не выбьют варварских замашек. </text:span><text:span text:style-name="T7">Заходя в помещение к высочайшим особам, нужно стучать! </text:span><text:span text:style-name="T6">Словно в </text:span><text:span text:style-name="T7">гнезде</text:span><text:span text:style-name="T6"> родился...</text:span></text:p>
      <text:p text:style-name="P73"><text:span text:style-name="T1">– <text:s/></text:span><text:span text:style-name="T4">А что, в Винг-Поинте вас не учили, что оставлять пост без приказа </text:span><text:span text:style-name="T1"><text:s/>— </text:span><text:span text:style-name="T4">недопустимо</text:span><text:span text:style-name="T1">? – </text:span><text:span text:style-name="T4">отпустил он уже пегасу.</text:span></text:p>
      <text:p text:style-name="P80">На скулах жеребца заиграли желваки. Крыло с металлическими перьевыми протезами начало <text:span text:style-name="T30">коротко</text:span> подёргиваться.</text:p>
      <text:p text:style-name="P76"><text:span text:style-name="T1">– Кимеринн, успокой</text:span><text:span text:style-name="T7">тесь, пожалуйста</text:span><text:span text:style-name="T1">. Этот </text:span><text:span text:style-name="T7">заносчивый</text:span><text:span text:style-name="T1"> </text:span><text:span text:style-name="T6">драконикус</text:span><text:span text:style-name="T1"> </text:span><text:span text:style-name="T7">никогда </text:span><text:span text:style-name="T1">не уме</text:span><text:span text:style-name="T7">л</text:span><text:span text:style-name="T1"> выбирать </text:span><text:span text:style-name="T11">выражения</text:span><text:span text:style-name="T13"> – </text:span><text:span text:style-name="T1">примирительно сказала Луна, ш</text:span><text:span text:style-name="T7">а</text:span><text:span text:style-name="T1">г</text:span><text:span text:style-name="T5">нув</text:span><text:span text:style-name="T1"> ему навстречу.</text:span></text:p>
      <text:p text:style-name="P75"><text:span text:style-name="T1">– </text:span><text:span text:style-name="T5">Я абсолютно спокоен, принцесса. – </text:span><text:span text:style-name="T6">отчеканил Кимеринн, не смотря в сторону Дискорда. – Должен, однако, заметить, что </text:span><text:span text:style-name="T7">вероятность родиться в гнезде у драконикусов, в чьём роду </text:span><text:span text:style-name="T8">по мужской линии</text:span><text:span text:style-name="T7">, несомненно, проскальзывали василиски, намного больше, чем у пегасов Винг-Поинта</text:span><text:span text:style-name="T6">. </text:span><text:span text:style-name="T7">А </text:span><text:span text:style-name="T8">карьерные мурены, которые, несомненно, были их предками по женской линии, также не имели возможности познакомиться с устройством дверей…</text:span></text:p>
      <text:p text:style-name="P82"><text:span text:style-name="T8">К</text:span><text:span text:style-name="T1">имеринн с Луной скрылись в коридоре, не заметив, </text:span><text:span text:style-name="T9">как горло Дискорда раздулось от ярости. </text:span><text:span text:style-name="T11">Он смотрел им вслед и бил кончиком хвоста о пол.</text:span></text:p>
      <text:p text:style-name="P77"><text:span text:style-name="T1">– </text:span><text:span text:style-name="T10">Фу-ты ну-ты, как мы расфуфырились,</text:span><text:span text:style-name="T1"> – </text:span><text:span text:style-name="T11">наконец </text:span><text:span text:style-name="T1">проворчал Дискорд. – </text:span><text:span text:style-name="T11">Сладкая парочка!</text:span></text:p>
      <text:p text:style-name="P81">– <text:span text:style-name="T31">Сам виноват. – сказала Селестия, до этого молча наблюдавшая за сценой. – Оставь, наконец, в покое Кимеринна. То, что ты нам помог, не делает Луну обязанной тебе.</text:span></text:p>
      <text:p text:style-name="P2"><text:span text:style-name="T1">И тут м</text:span><text:span text:style-name="T13">еня, </text:span><text:span text:style-name="T1">наконец,</text:span><text:span text:style-name="T13"> стошнило. Буквально вывернуло наизнанку: из носа текло, в глазах стояли слёзы. Я пошатнулся, </text:span><text:span text:style-name="T1">еле удержавшись на ногах</text:span><text:span text:style-name="T13">. </text:span><text:span text:style-name="T1">Все, кроме Селестии, сделали шаг назад, чтобы не попасть под брызги. </text:span></text:p>
      <text:p text:style-name="P78"><text:span text:style-name="T1">– </text:span><text:span text:style-name="T12">О! - снова обратил на меня внимание Дискорд – …………….</text:span></text:p>
      <text:p text:style-name="P12"><text:soft-page-break/></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3">&lt;</text:span><text:span text:style-name="T19">Живая лошадь — не кошка, ухаживать за ней сложнее</text:span><text:span text:style-name="T1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3">–</text:span> Держись! <text:span text:style-name="T1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3">&lt;</text:span><text:span text:style-name="T18">взгляд</text:span><text:span text:style-name="T1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3">—</text:span> выглядело по-дурацки, но тем-не-менее <text:span text:style-name="T13">—</text:span> повозка начала медлено набирать высоту. Руины древнего замка внизу сменила топкая зелень болота.</text:p>
      <text:p text:style-name="P2"><text:span text:style-name="T1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text:soft-page-break/>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2">&lt;<text:span text:style-name="T2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text:soft-page-break/>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13">&lt;</text:span><text:span text:style-name="T18">процедила</text:span><text:span text:style-name="T13">&gt;</text:span> сквозь сжатые зубы Селестия.</text:p>
      <text:p text:style-name="P2"><text:span text:style-name="T13">–</text:span> Раз! Два! Три! У-у-ух! <text:span text:style-name="T13">–</text:span> мы поднапряглись и таки втянули немалую тушу Дискорда в повозку.</text:p>
      <text:p text:style-name="P2"><text:span text:style-name="T13">–</text:span> Ффух. Выкарабкались. Почти без потерь, <text:span text:style-name="T13">–</text:span> заметил Дискорд, оглядывая крыло.</text:p>
      <text:p text:style-name="P2"><text:span text:style-name="T13">–</text:span> Кимеринн погиб, <text:span text:style-name="T13">–</text:span> прошептала Луна.</text:p>
      <text:p text:style-name="P2"><text:span text:style-name="T13">–</text:span> Да, я видел. Он погиб, спасая друзей и свою принцессу. Это <text:s/>не худшая смерть, <text:s/><text:span text:style-name="T13">–</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25">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text:soft-page-break/>запрещено”.</text:p>
      <text:p text:style-name="P14">“Глава IV. Пределы магии.<text:span text:style-name="T13">”</text:span></text:p>
      <text:p text:style-name="P14">Есть четыре предела магии: </text:p>
      <text:list xml:id="list2193506443416489639" text:style-name="L4">
        <text:list-item>
          <text:p text:style-name="P72">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2">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2">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2">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6"/>
      <text:p text:style-name="P14">Глава V. Основы.</text:p>
      <text:p text:style-name="P14">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4">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1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13">&lt;</text:span>“Основы магического <text:span text:style-name="T1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text:soft-page-break/>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13">–</text:span> Уже иду. Где я могу её найти?</text:p>
      <text:p text:style-name="P1"><text:span text:style-name="T13">–</text:span> Я проведу вас, человек Макс. <text:span text:style-name="T1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13">–</text:span> Её высочество у себя в покоях. Проходите.</text:p>
      <text:p text:style-name="P1"><text:span text:style-name="T1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3">&lt;</text:span><text:span text:style-name="T19">На самом деле, Селестия — сибаритка, в отличие от спартанки - Луны</text:span><text:span text:style-name="T1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13">&lt;</text:span><text:span text:style-name="T18">Одним из таких немногих был Кимеринн</text:span><text:span text:style-name="T13">&gt;</text:span>…</text:p>
      <text:p text:style-name="P1"><text:span text:style-name="T13">–</text:span> Мне очень жаль, что так получилось… Селестия.</text:p>
      <text:p text:style-name="P1">Она через силу улыбнулась. </text:p>
      <text:p text:style-name="P1"><text:s/><text:span text:style-name="T1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3">—</text:span> принцесса указала на горку подушек, сложенных на ковре с длиннейшим ворсом - и приготовься слушать.</text:p>
      <text:p text:style-name="P1"><text:soft-page-break/>Селестия устроилась на ковре напротив меня и начала рассказ.</text:p>
      <text:p text:style-name="P11">&lt;<text:span text:style-name="T19">После секса, Селестия отказывает Максу в аудиенции (стыдится?). Только перед его отъездом из Кантерлота она прощается с ним</text:span>&gt;</text:p>
      <text:p text:style-name="P3">***</text:p>
      <text:p text:style-name="P1">Аликорны очень <text:span text:style-name="T1">одиноки&lt;</text:span><text:span text:style-name="T1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13">&lt;</text:span><text:span text:style-name="T1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3">&gt;</text:span></text:p>
      <text:p text:style-name="P11"/>
      <text:h text:style-name="Heading_20_2" text:outline-level="2">Рассказ Селестии <text:span text:style-name="T1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13">–</text:span> осень, за осенью <text:span text:style-name="T1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13">&lt;</text:span><text:span text:style-name="T19">...</text:span><text:span text:style-name="T1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13">–</text:span> Постой, постой, <text:span text:style-name="T13">–</text:span> я попыталась удержать ускользающую тень сомнения. <text:span text:style-name="T13">–</text:span> Ты, кажется, говорил о восьмими жеребятах, не сдавших выпускные лётные экзамены?</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1"><text:span text:style-name="T13">–</text:span> Какая болезнь посетила Клаудсдейл, что целых два крыла жеребят пропустили экзамены?</text:p>
      <text:p text:style-name="P1"><text:span text:style-name="T13">–</text:span> Эммм… Они… м-м-м… не больны… в некотором смысле… <text:span text:style-name="T13">–</text:span> гонец изо всех сил ковырял копытом дворцовую п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13">—</text:span> в возможности летать. И добровольно отказаться от полётов для пегаса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1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text:soft-page-break/>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text:span text:style-name="T13">– </text:span>Добрый день, Ваше Высочество! <text:span text:style-name="T13">–</text:span> семь молоденьких пегасов склонились в поклоне. <text:span text:style-name="T13">–</text:span> Позвольте представиться! <text:span text:style-name="T13">–</text:span> жеребята по очереди назвали свои имена.</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text:span text:style-name="T13">–</text:span> Успокойтесь, малыши, <text:span text:style-name="T1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text:soft-page-break/>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13">–</text:span> И я.</text:p>
      <text:p text:style-name="P1"><text:span text:style-name="T13">–</text:span> И я тоже.</text:p>
      <text:p text:style-name="P1"><text:span text:style-name="T1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21"><text:span text:style-name="T13">&lt;</text:span>в сцене 34 - Тия при заварке чая добавляет порошок в огонь - тот становится голубым. А в чай - щепотку афродизиака<text:span text:style-name="T13">&gt;</text:span></text:p>
      <text:p text:style-name="P1"/>
      <text:p text:style-name="P1"><text:span text:style-name="T13">–</text:span> И что же, те жеребята перестали бояться экзаменов?</text:p>
      <text:p text:style-name="P1"><text:soft-page-break/><text:span text:style-name="T1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1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13">–</text:span> Ты вылила заварку? Зачем? - удивился я.</text:p>
      <text:p text:style-name="P1"><text:span text:style-name="T13">–</text:span> Моя маленькая месть дворцовым ритуалам. Только между нами! <text:span text:style-name="T1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1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13">–</text:span> Ты могла бы нести меня телекинезом. Я, после того, как узнал о ваших способностях, удивлялся, почему ты этого не сделала?</text:p>
      <text:p text:style-name="P1"><text:span text:style-name="T13">–</text:span> Шутишь? <text:span text:style-name="T13">–</text:span> Селестия скосила на меня фиалковый глаз, продолжая колдовать с мешочком. <text:span text:style-name="T13">–</text:span> Ты бы потом не захотел бы видеть меня от перенесенного унижения.</text:p>
      <text:p text:style-name="P21"><text:span text:style-name="T13">&lt;Селестия </text:span>хочет любым способом (34) расположить к себе Макса, чтоб получить союзника в борьбе за спасение Эквестрии<text:span text:style-name="T1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13">–</text:span> А что же было дальше? Ты сказала, что случай с жеребятами был только началом?</text:p>
      <text:p text:style-name="P1"><text:span text:style-name="T13">–</text:span> А дальше всё было хуже, намного хуже...</text:p>
      <text:p text:style-name="P1"/>
      <text:h text:style-name="Heading_20_2" text:outline-level="2">Рейд пони-рэйнджеров</text:h>
      <text:p text:style-name="P1"/>
      <text:p text:style-name="P20">(леденящий душу триллер, музыка тревожная)</text:p>
      <text:p text:style-name="P4">&lt;<text:span text:style-name="T18">Мощная статура, несколько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13">–</text:span> Тьфу ты, б-бестия! <text:span text:style-name="T13">–</text:span> Мэдтроттер принялся протирать окровавленное лезвие. <text:span text:style-name="T13">–</text:span> Впервые такую тварь встречаю.</text:p>
      <text:p text:style-name="P1"><text:span text:style-name="T13">–</text:span> Не думаю, что она появится ещё. <text:span text:style-name="T13">–</text:span> Калрус вслушивался в лесной шум. Уши его поворачивались по ветру. <text:span text:style-name="T13">–</text:span> Ты её хорошенько угостил. По первому разряду!</text:p>
      <text:p text:style-name="P1"><text:span text:style-name="T13">–</text:span> У нас, в Аппалузе, это называется “салют легионера”, <text:span text:style-name="T13">–</text:span> усмехнулся Хорст. <text:span text:style-name="T13">–</text:span> Мало кто из врагов его переживает.</text:p>
      <text:p text:style-name="P1"><text:span text:style-name="T13">–</text:span> Первым дежуришь ты, Мэдди. Потом я. Калрус <text:span text:style-name="T13">—</text:span> последним, <text:span text:style-name="T13">–</text:span> решил я. <text:span text:style-name="T1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13">–</text:span> Что за чертовщина? <text:span text:style-name="T13">–</text:span> Мэдтроттер трогал копытом лежащую на земле плеть лианы, которая медленно уползала в чащу, сворачиваясь в колючий клубок.</text:p>
      <text:p text:style-name="P1"><text:span text:style-name="T13">–</text:span> Не нравится мне это, <text:span text:style-name="T13">–</text:span> пробормотал Калрус, стряхивая с крыла зелёную плеть, свесившуюся с дерева и попытавшуюся обвить его махательный сустав. <text:span text:style-name="T1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13">–</text:span> Да уж, <text:span text:style-name="T13">–</text:span> Мэдтроттер обнажил алебарду и закрепил её на ноге остриём вверх. <text:span text:style-name="T1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3">***</text:p>
      <text:p text:style-name="P1"><text:span text:style-name="T13">–</text:span> Шанту?</text:p>
      <text:p text:style-name="P1"><text:span text:style-name="T13">–</text:span> Ваше Высочество? Мы никогда не встречали такое существо раньше и я…</text:p>
      <text:p text:style-name="P1"><text:span text:style-name="T1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13">–</text:span> Хотя кое-кто за за тысячу лет воздержания накопил столько силы, что может жонглировать планетами, не думаю, что он <text:span text:style-name="T13">&lt;</text:span><text:span text:style-name="T17">вот эту-то энергию Дискорд и потратил на превращение в дракона в мире Терры</text:span><text:span text:style-name="T13">&gt;</text:span>… Нет, конечно, это не он, его усталость и раскаяние были искренними… Дискорд на нашей стороне… <text:s/>Продолжайте, Кимеринн.</text:p>
      <text:p text:style-name="P3"><text:soft-page-break/>***</text:p>
      <text:p text:style-name="P1"><text:span text:style-name="T13">&lt;</text:span><text:span text:style-name="T19">Добавить кокатрикса, мантикору и древесных волков. Тентаклианы переименовать в пландерсиды</text:span><text:span text:style-name="T1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13">–</text:span> Что за ерунда? <text:span text:style-name="T1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13">–</text:span> Не знаю, что за ерунда, но теперь становится ясно, откуда тут те черепа. <text:span text:style-name="T13">–</text:span> Я вытер накрыльный нож о траву и показал на две продолговатости, тускло белевшие в траве у самого ствола граба. <text:span text:style-name="T1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13">–</text:span> Пхе, будет несколько <text:span text:style-name="T13">—</text:span> выберешь для них самый подходящий! <text:span text:style-name="T1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13">&lt;</text:span><text:span text:style-name="T18">короткий</text:span><text:span text:style-name="T1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13">–</text:span> Ходят слухи, Стар <text:span text:style-name="T1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3">–</text:span> Мечтательно разглагольствовал Калрус.</text:p>
      <text:p text:style-name="P1"><text:span text:style-name="T13">–</text:span> Смотри, как бы ты сам после такой встречи не стал чудным материалом для <text:s/>чудовища, <text:span text:style-name="T13">–</text:span> проворчал Мэдтроттер. <text:span text:style-name="T1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13">–</text:span> Странно, кто-то ходил к замку после того, как он был заброшен, <text:span text:style-name="T13">–</text:span> пробормотал Мэдтроттер. <text:span text:style-name="T1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13">–</text:span> Дискорд! Что их убило? <text:span text:style-name="T13">–</text:span> присвистнул обошедший Хорста с другой стороны Калрус.</text:p>
      <text:p text:style-name="P1"><text:span text:style-name="T13">–</text:span> Что бы их ни убило, нам с этим знакомиться ни к чему, <text:span text:style-name="T13">–</text:span> пробормотал Мэдтроттер озираясь. <text:span text:style-name="T1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13">–</text:span> Это королевский конвой. Такие были на службе у принцесс ещё лет двадцать назад, до Раздора.</text:p>
      <text:p text:style-name="P1"><text:soft-page-break/><text:span text:style-name="T13">–</text:span> Такое впечатление, что… <text:span text:style-name="T1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13">–</text:span> ...тут была засада <text:span text:style-name="T1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13">—</text:span> туда мы и помчались, сопровождаемые хлопками и свистом вращающихся шаров.</text:p>
      <text:p text:style-name="P3">***</text:p>
      <text:p text:style-name="P1"><text:span text:style-name="T13">–</text:span> Откуда там останки пегасов? Кто мог поймать их там? Они могут уйти от любой засады.</text:p>
      <text:p text:style-name="P1"><text:span text:style-name="T13">–</text:span> Не знаю, как насчёт летунов, принцессса, но когда мы осматривали кости, на нас было совершено нападение...</text:p>
      <text:p text:style-name="P1"><text:span text:style-name="T13">–</text:span> Вот как? На королевскую стражу в центре Эквестрии? Кто же это был?</text:p>
      <text:p text:style-name="P1"><text:span text:style-name="T13">–</text:span> Лианы, принцесса. <text:span text:style-name="T13">–</text:span> Кимеринн отчеканил последнюю фразу, глядя прямо перед собой. <text:span text:style-name="T1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3">– </text:span>сорок. Мы назвали их <text:span text:style-name="T13">&lt;</text:span><text:span text:style-name="T18">???</text:span><text:span text:style-name="T13">&gt;</text:span></text:p>
      <text:p text:style-name="P1">Луна обошла Кимеринна. </text:p>
      <text:p text:style-name="P1"><text:span text:style-name="T13">–</text:span> У вас рассечен бок. И колотая рана на шее.</text:p>
      <text:p text:style-name="P1"><text:span text:style-name="T13">–</text:span> Не уследил за лианой, Ваше Высочество. Ерунда. Калрус вовремя отсёк плеть. <text:span text:style-name="T13">–</text:span> Голубые глаза Кимеринна смотрели прямо сквозь Луну, не мигая.</text:p>
      <text:p text:style-name="P1"><text:span text:style-name="T1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13">–</text:span> Я ценю вашу службу и хочу достойно наградить вас. Спрашивайте.</text:p>
      <text:p text:style-name="P1"><text:span text:style-name="T13">–</text:span> Мне… мне ничего не нужно, Ваше Высочество. <text:span text:style-name="T1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13">–</text:span> Кимеринн, вы окажете своей принцессе услугу, если согласитесь <text:s/>принять от неё награду! <text:span text:style-name="T13">–</text:span> Если бы он понял… Как когда-то понял Амарок… Аликорны <text:span text:style-name="T13">—</text:span> тоже живые существа. И они очень одиноки…</text:p>
      <text:p text:style-name="P1"><text:span text:style-name="T13">–</text:span> Хорошо, Ваше Высочество. <text:span text:style-name="T13">–</text:span> Кимеринн смотрел не мигая в точку прямо перед собой. <text:span text:style-name="T13">–</text:span> Я хочу… в награду… обращаться к вам на “ты”!</text:p>
      <text:p text:style-name="P1">Туман застилал глаза Луне. Она смотрела на него <text:span text:style-name="T1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13">–</text:span> Ну что же… Я рада оказать такую услугу… Тебе…</text:p>
      <text:p text:style-name="P1"><text:span text:style-name="T13">–</text:span> Принцесса…</text:p>
      <text:p text:style-name="P1"><text:span text:style-name="T13">–</text:span> Луна, мой дорогой. Для тебя <text:span text:style-name="T13">—</text:span> Луна…</text:p>
      <text:p text:style-name="P1">...</text:p>
      <text:p text:style-name="P1"><text:soft-page-break/></text:p>
      <text:h text:style-name="Heading_20_2" text:outline-level="2">Рейд пони-рэйнджеров-2 (<text:span text:style-name="T1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13">&lt;</text:span><text:span text:style-name="T18">гидрорысью</text:span><text:span text:style-name="T13">&gt;</text:span> и нападением <text:span text:style-name="T13">&lt;</text:span><text:span text:style-name="T18">тентаклиан</text:span><text:span text:style-name="T13">&gt;</text:span> казался мне ещё опаснее. А если этот корабль обследовать как следует…</text:p>
      <text:p text:style-name="P1"><text:span text:style-name="T13">–</text:span> Заночуем внутри. - <text:span text:style-name="T1">р</text:span>ешил я.</text:p>
      <text:p text:style-name="P1"><text:span text:style-name="T13">&lt;</text:span><text:span text:style-name="T18">Нужен ли тут самолёт? Нужен артефакт из Fallout Equestria - летучий корабль</text:span>?<text:span text:style-name="T13">&gt;</text:span></text:p>
      <text:p text:style-name="P1">Утро встретило нас туманом. Я пытался рассмотреть руины замка на противоположном берегу.</text:p>
      <text:p text:style-name="P1"><text:span text:style-name="T13">–</text:span> Идти опасно. Засаду прозевать <text:span text:style-name="T13">—</text:span> как два пера об мостовую. Хорст, я слетаю в разведку. Не нравится мне это болото.</text:p>
      <text:p text:style-name="P1"><text:span text:style-name="T1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13">–</text:span> Заметил что-то. <text:span text:style-name="T13">–</text:span> Хорст приставил копыто ко лбу, пытаясь рассмотретьчто-то против солнца. <text:span text:style-name="T13">–</text:span> Нет, <text:soft-page-break/>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13">–</text:span> Поворачивайте, уходите от болота! <text:span text:style-name="T1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text:p>
      <text:p text:style-name="P1"><text:span text:style-name="T1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13">–</text:span> Не в крыло, а в ногу, <text:span text:style-name="T13">–</text:span> проворчал я, стаскивая зубами с задней ноги толстую плеть плюща, гладко отрубленную стилетом. <text:span text:style-name="T1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13">– </text:span>Схватил бы за крыло <text:span text:style-name="T13">—</text:span> я бы не вырвался.</text:p>
      <text:p text:style-name="P1">Я взглянул вверх. На металлической стенке чётко отпечатались четыре полукруга копыт. </text:p>
      <text:p text:style-name="P1"><text:span text:style-name="T13">–</text:span> И пришлось бы тебе за меня во дворце отдуваться.</text:p>
      <text:p text:style-name="P1"><text:span text:style-name="T13">–</text:span> Нашел что-нибудь интересное в развалинах?</text:p>
      <text:p text:style-name="P1"><text:span text:style-name="T13">–</text:span> А как же! Странное такое. Похожее на обезьяну. Но стройнее и грациознее. И оно было одето…</text:p>
      <text:p text:style-name="P1"><text:span text:style-name="T13">–</text:span> Одето?</text:p>
      <text:p text:style-name="P1"><text:span text:style-name="T13">–</text:span> Да, в потёртые джинсы и куртку. И на спине было что-то вроде перемётной сумки. Не успел как следует расмотреть <text:span text:style-name="T13">—</text:span> оно скрылось в кустах. Что его отличало от обезьяны <text:span text:style-name="T1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13">–</text:span> Ещ одно неизвестное чудовище! <text:s/>Что-то их тут много развелось.</text:p>
      <text:p text:style-name="P1">Я крепко задумался. Принцесса приказывала <text:span text:style-name="T13">—</text:span> нет, не приказывала <text:span text:style-name="T1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text:soft-page-break/>Я забросил на спину перемётные сумки и дал команду сбора.</text:p>
      <text:p text:style-name="P1"><text:span text:style-name="T13">–</text:span> Куда идём, Кэп? <text:span text:style-name="T1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1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13">–</text:span> Вы ведь в неопасное место идёте, да?</text:p>
      <text:p text:style-name="P1"><text:span text:style-name="T13">–</text:span> Да, Силк Мэйн, в неопасное.</text:p>
      <text:p text:style-name="P1"><text:span text:style-name="T1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13">–</text:span> Силк, не волнуйся, если будет опасно, мы сразу же повернём. (И пойдём другой дорогой <text:span text:style-name="T1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13">—</text:span> ничтожны.</text:p>
      <text:p text:style-name="P1"><text:span text:style-name="T13">–</text:span> Возвращаемся, Мэдди, <text:span text:style-name="T13">–</text:span> решил я. <text:span text:style-name="T1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13">–</text:span> Пони умеют переносить тяготы, Макс. <text:span text:style-name="T1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13">– </text:span>Душновато как-то, <text:span text:style-name="T13">–</text:span> Селестия встала с подушек и приоткрыла дверь на балкон. <text:span text:style-name="T13">–</text:span> Тебе не холодно?</text:p>
      <text:p text:style-name="P1"><text:span text:style-name="T13">–</text:span> Нет, вполне тепло. <text:span text:style-name="T13">–</text:span> Я тоже встал с подушек размять затёкшие ноги.</text:p>
      <text:p text:style-name="P1"><text:span text:style-name="T13">–</text:span> Уборная там. <text:span text:style-name="T13">–</text:span> Селестия показала на неприметную дверцу за занавеской в углу.</text:p>
      <text:p text:style-name="P1"><text:span text:style-name="T13">–</text:span> Как ты догадалась? <text:span text:style-name="T13">–</text:span> <text:span text:style-name="T1">и</text:span>зумился я.</text:p>
      <text:p text:style-name="P1"><text:soft-page-break/><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13">&lt;</text:span><text:span text:style-name="T1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3">&gt;</text:span></text:p>
      <text:p text:style-name="P1"><text:span text:style-name="T13">&lt;</text:span><text:span text:style-name="T1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13">–</text:span> То есть, Кимеринн видел человека у развалин замка?</text:p>
      <text:p text:style-name="P1"><text:span text:style-name="T13">–</text:span> Скорее всего, да. Правда, впоследствии он уже не был так уверен <text:span text:style-name="T1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1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1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13">–</text:span> А кто-нибудь поблизости не заметил, как они исчезают?</text:p>
      <text:p text:style-name="P1"><text:span text:style-name="T1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1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13">—</text:span> и всё рассыпется в прах. Вот так: миг <text:span text:style-name="T1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3">—</text:span> часть меня, и он <text:span text:style-name="T1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1"><text:span text:style-name="T13">–</text:span> Тия, я…</text:p>
      <text:p text:style-name="P1"><text:span text:style-name="T13">–</text:span> Не говори ничего! Твайлайт нашла в архиве северного крыла полузаконченное заклинание <text:span text:style-name="T13">C</text:span>вирла Бородатого. “Защита от неведомой угрозы” <text:span text:style-name="T13">—</text:span> так он назвал его. Синопсис восстановить не удалось <text:span text:style-name="T13">—</text:span> Свирл записал его на некачественной бумаге. Треть заклинания Твайли восстановила экстраполяцией <text:span text:style-name="T1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13">—</text:span> всего лишь появился ты! <text:span text:style-name="T13">–</text:span> это слово Селестия выдохнула мне в лицо, буквально ткнув меня носом. <text:span text:style-name="T13">–</text:span> И всё это время я думала <text:span text:style-name="T13">—</text:span> кто ты? Наше спасение, или всего лишь горькая шутка судьбы? И я до сих пор не знаю. </text:p>
      <text:p text:style-name="P1">Ты извини, Макс, я разнервничалась/ <text:span text:style-name="T13">–</text:span> Селестия отвернулась от меня. Я протянул руку и осторожно поправил локон переливающейся гривы. <text:span text:style-name="T1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1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13">–</text:span> Я не смогу сделать тебя счастливой, Тия, <text:span text:style-name="T13">–</text:span> я покачал головой. <text:span text:style-name="T13">– </text:span>Я не знаю, чем вам помочь. Скорее всего, я попал сюда случайно.</text:p>
      <text:p text:style-name="P1"><text:span text:style-name="T13">–</text:span> Я так и думала, <text:span text:style-name="T13">–</text:span> кивнула головой Селестия. <text:span text:style-name="T1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13">&lt;</text:span><text:span text:style-name="T18">34 - утерянная глава </text:span><text:span text:style-name="T13">&gt;</text:span></text:p>
      <text:p text:style-name="P1"><text:span text:style-name="T13">&lt;</text:span><text:span text:style-name="T18">34 с Селестией - забытая глава - утерянная память под воздействием порошка из надкрыльев скарабеев. - аванс за спасение Эквестрии</text:span><text:span text:style-name="T13">&gt;</text:span></text:p>
      <text:p text:style-name="P1">Селестия встала и начала по очереди сгибать-разгибать ноги, разминая суставы.</text:p>
      <text:p text:style-name="P1"><text:span text:style-name="T13">–</text:span> Слишком поздно, <text:span text:style-name="T13">–</text:span> пробормотала она, глядя через панорамное окно на ночное небо. <text:span text:style-name="T13">–</text:span> Даже, скорее, рано. Сестра скоро вернётся.</text:p>
      <text:p text:style-name="P1"><text:span text:style-name="T13">–</text:span> Макс, <text:span text:style-name="T13">–</text:span> обернулась она ко мне, <text:span text:style-name="T1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1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13">&lt;</text:span><text:span text:style-name="T18">название книги</text:span><text:span text:style-name="T1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3">&lt;</text:span><text:span text:style-name="T18">название библиотеки</text:span><text:span text:style-name="T13">&gt;</text:span>, пытаясь найти хоть какую-нибудь зацепку. Но всё тщётно.</text:p>
      <text:p text:style-name="P1">Если верить заклинанию, я <text:span text:style-name="T13">—</text:span> внешняя сила, и если меня хорошо попросить <text:span text:style-name="T13">&lt;</text:span><text:span text:style-name="T18">см. выше - ночь с Селестией</text:span><text:span text:style-name="T1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13">&lt;</text:span>Ожидание<text:span text:style-name="T13">&gt;</text:span></text:p>
      <text:p text:style-name="P1">Наконец двери зала для приёмов растворились, и оттуда вышел потерянного вида пегас.<text:span text:style-name="T13">&lt;</text:span><text:span text:style-name="T19">Расписать в красках церемонию приёма посетителей, как и все остальные церемонии</text:span><text:span text:style-name="T1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13">–</text:span> А, это ты, Макс? <text:span text:style-name="T13">–</text:span> она повернулась ко мне. <text:span text:style-name="T13">–</text:span> Какие новости?</text:p>
      <text:p text:style-name="P1"><text:span text:style-name="T1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1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3">–</text:span> Селестия подошла к фонтанчику, обмакнула в него копыто и провела им по лбу. <text:span text:style-name="T1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13">–</text:span> Пятьдесят шесть из восьмидесяти? И чем это грозит? Ведь даже не сдав экзамен они не разучатся летать?</text:p>
      <text:p text:style-name="P1"><text:span text:style-name="T13">–</text:span> Макс, к управлению погодой допускаются только полностью компетентные пегасы. То есть, <text:soft-page-break/>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13">–</text:span> А почему вы не поселитесь в более пригодном для земледелия месте?</text:p>
      <text:p text:style-name="P1"><text:span text:style-name="T13">–</text:span> К сожалению, Эквестрия <text:span text:style-name="T1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13">–</text:span> Вот рекомендательное письмо мэру Понивилля. Вручишь его ей и она выделит тебе жильё и окажет посильную помощь. Если что-то выяснишь <text:span text:style-name="T13">—</text:span> держи меня в ведении. Посылай письма Спайком, он настроен на меня. Этот милый дракончик <text:span text:style-name="T13">—</text:span> ассистент моей ученицы, Твайлайт Спаркл. С ней ты уже знаком.</text:p>
      <text:p text:style-name="P1">Я кивнул.</text:p>
      <text:p text:style-name="P1"><text:span text:style-name="T1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1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1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3">&lt;</text:span><text:span text:style-name="T19">упомянуть проблески розового цвета</text:span><text:span text:style-name="T13">&gt;</text:span>. Хвост тоже почти подметал пол <text:span text:style-name="T13">—</text:span> это стало заметно, когда она начала двигаться.</text:p>
      <text:p text:style-name="P1"/>
      <text:p text:style-name="P23">– Говорят, по Мэйнхеттену носятся стаи алмазных псов. Они <text:span text:style-name="T13">&lt;</text:span>в ужасе<text:span text:style-name="T1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3">– Куда проваливаться? – не понял я</text:p>
      <text:p text:style-name="P23">–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13">—</text:span> сказывалось соседство Эквестрии с многочисленными племенами разумных и полуразумных существ. Мне моментально была прочитана лекция об порядках <text:soft-page-break/>в Понивилле, о его истории, культуре и инфраструктуре, а также был выделен пустующий потрёпанный домик на окраине.</text:p>
      <text:p text:style-name="P3">***</text:p>
      <text:p text:style-name="P1"><text:span text:style-name="T13">–</text:span> Привет, Твайлайт Спаркл! Ещё не поздно?</text:p>
      <text:p text:style-name="P1"><text:span text:style-name="T13">–</text:span> Привет! <text:span text:style-name="T13">–</text:span> Твайлайт оторвалась от полки, поставив на место толстенный пыльный фолиант. <text:span text:style-name="T1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1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13">–</text:span> Это плохо! <text:span text:style-name="T13">–</text:span> Твайлайт помрачнела. <text:span text:style-name="T13">–</text:span> Сон <text:span text:style-name="T1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13">–</text:span> Да, по себе знаю, недосып <text:span text:style-name="T13">—</text:span> одна из паршивейших вещей на свете. <text:span text:style-name="T13">–</text:span> Я уселся на ступеньку лестницы. <text:span text:style-name="T13">– </text:span>Тут такое дело… Тебе удалось что-то узнать про неведомую угрозу, о которой говорила Селестия?</text:p>
      <text:p text:style-name="P1"><text:span text:style-name="T13">–</text:span> Ты про сны о Радужной Фабрике выпускников лётной академии? <text:span text:style-name="T13">–</text:span> Твайлайт отрицательно покачала головой. <text:span text:style-name="T13">–</text:span> Нашла несколько сонников, в самом древнем написано, что сны <text:span text:style-name="T13">—</text:span> ворота в другой мир. Про Фабрику Радуг <text:span text:style-name="T13">—</text:span> ни слова.</text:p>
      <text:p text:style-name="P1"><text:span text:style-name="T13">–</text:span> М-м-м. В описании заклинания Свирл упоминал гармонию. Я и подумал, а что, если это кат-то связано с тобой и твоими друзьями?</text:p>
      <text:p text:style-name="P1"><text:span text:style-name="T13">–</text:span> Хм. Ты так думаешь? <text:span text:style-name="T13">–</text:span> Единорожка вытащила с помощью магии засаленый том из угловой полки с знакомым названием: “Основы магического искусства”.</text:p>
      <text:p text:style-name="P1"><text:span text:style-name="T13">–</text:span> М-м-м… “...на укрепление гармонии нашего континуума...”.</text:p>
      <text:p text:style-name="P1">Твайлайт начала в возбуждении ходить по читальному залу.</text:p>
      <text:p text:style-name="P1"><text:span text:style-name="T1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привет, Макс (мы с ним виделись пару раз в Кантерлоте). Ты как, не ушиблась? <text:span text:style-name="T13">–</text:span> Дракончик повернулся к единорожке <text:span text:style-name="T13">&lt;</text:span><text:span text:style-name="T19">аликорнице?</text:span><text:span text:style-name="T13">&gt;</text:span>.</text:p>
      <text:p text:style-name="P1"><text:span text:style-name="T13">–</text:span> Да нет, всё в порядке, Спайк.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1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13">–</text:span> Да, логично, <text:span text:style-name="T13">–</text:span> сказала в нос Твайлайт. <text:span text:style-name="T13">–</text:span> Могла бы и сама догадаться.</text:p>
      <text:p text:style-name="P1"><text:span text:style-name="T13">–</text:span> Но проблема в том, что я не знаю, ак помочь вам. Может, я какая-то неправильная сила? <text:span text:style-name="T13">–</text:span> Я поправил платок на носу Твайлайт.</text:p>
      <text:p text:style-name="P1"><text:soft-page-break/><text:span text:style-name="T13">–</text:span> Заклинания Свирла Бородатого обычно срабатывают без ошибок.</text:p>
      <text:p text:style-name="P1"><text:span text:style-name="T13">–</text:span> Если их правильно вызывают, <text:span text:style-name="T13">–</text:span> пробурчал возвратившийся Спайк, укладываясь в корзинку.</text:p>
      <text:p text:style-name="P1"><text:span text:style-name="T13">–</text:span> Что он имел ввиду?</text:p>
      <text:p text:style-name="P1"><text:span text:style-name="T13">–</text:span> Нууу, - Твайлайт смутилась, <text:span text:style-name="T1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3">–</text:span> Единорожка опустила голову.</text:p>
      <text:p text:style-name="P1"/>
      <text:p text:style-name="P1"><text:span text:style-name="T13">&lt;</text:span><text:span text:style-name="T18">Селестия проснётся на Терре в облике кибермозга, т.к. в своём мире она на ступень выше пони (а кибермозг на Терре на ступень выше людей)</text:span><text:span text:style-name="T13">&gt;</text:span></text:p>
      <text:p text:style-name="P1"><text:span text:style-name="T13">–</text:span> Да, печально получилось <text:span text:style-name="T13">&lt;</text:span><text:span text:style-name="T19">и всего-то</text:span><text:span text:style-name="T1">?</text:span><text:span text:style-name="T13">&gt;</text:span>. Но вернёмся к заклинанию. Во второй раз вы вызвали его правильно <text:span text:style-name="T1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1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13">–</text:span> Нет, она мне ничего не говорила. Но, видишь ли, ваше королевство и вы сами описаны в моём мире в детском сериале.</text:p>
      <text:p text:style-name="P1"><text:span text:style-name="T13">–</text:span> Мы? Описаны? <text:span text:style-name="T13">–</text:span> Твайлайт от удивления открыла рот. <text:span text:style-name="T1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13">–</text:span> Вряд ли кто-то из людей побывал здесь до меня. До вас ведь никто не вызывал это заклинание Свирла?</text:p>
      <text:p text:style-name="P1"><text:span text:style-name="T13">–</text:span> Нет. Собрание столь сильных магов запомнилось бы.</text:p>
      <text:p text:style-name="P1"><text:span text:style-name="T1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13">–</text:span> Вам нравятся рассказы про Эквестрию? <text:span text:style-name="T13">–</text:span> Твайлайт улыбнулась.</text:p>
      <text:p text:style-name="P1"><text:span text:style-name="T1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13">–</text:span> Брони?</text:p>
      <text:p text:style-name="P1"><text:span text:style-name="T13">–</text:span> Так называют себя поклонники этого детского сериала и вас самих <text:span text:style-name="T1">—</text:span> сериальных.</text:p>
      <text:p text:style-name="P1"><text:soft-page-break/>Твайлайт зарделась.</text:p>
      <text:p text:style-name="P1"><text:span text:style-name="T13">–</text:span> Ого! У нас есть поклонники! Интересно было бы поговорить об этом с твоим другом.</text:p>
      <text:p text:style-name="P1"><text:span text:style-name="T13">–</text:span> Его нет. Он погиб полгода назад.</text:p>
      <text:p text:style-name="P1"><text:span text:style-name="T13">–</text:span> О, мои соболезнования! <text:span text:style-name="T13">–</text:span> Твайлайт подошла ко мне и положила переднюю ногу мне на плечо (когда я сидел, она вполне могла достать до него). <text:span text:style-name="T13">–</text:span> Друзей терять очень тяжко.</text:p>
      <text:p text:style-name="P1"><text:span text:style-name="T1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13">–</text:span> Подумать только! <text:span text:style-name="T1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13">–</text:span> Нууу, я не думаю, что это описан наша Терра. У нас ничего подобного не водится.</text:p>
      <text:p text:style-name="P1"><text:span text:style-name="T13">–</text:span> Да? Ну ладно. В конце-концов, это всего лишь миф. Свирл Бородатый, правда, упоминал о двух случаях встреч с существами, похожими на вас. <text:span text:style-name="T1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13">–</text:span> Печенье испёк Спайк. Он на удивление искусный повар, когда на него находит вдохновение.</text:p>
      <text:p text:style-name="P1"><text:span text:style-name="T1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13">–</text:span> Я помню, ваша магия Элементов Гармонии обладает большой силой.</text:p>
      <text:p text:style-name="P1"><text:span text:style-name="T13">–</text:span> Да. <text:span text:style-name="T13">–</text:span> <text:span text:style-name="T1">к</text:span>ивнула Твайлайт. <text:span text:style-name="T1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1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1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13">–</text:span> Для восстановления гармонии, говришь, <text:span text:style-name="T13">–</text:span> я почесал затылок.</text:p>
      <text:p text:style-name="P1"><text:span text:style-name="T13">–</text:span> Ну да, это так. Большие возмущения гармонии можно исправить только с помощью… Ой!..</text:p>
      <text:p text:style-name="P1"><text:span text:style-name="T13">–</text:span> Угу, вот именно. Сейчас имеем “большое возмущение гармонии”.</text:p>
      <text:p text:style-name="P1">Твайлайт прижала копыта к вискам.</text:p>
      <text:p text:style-name="P1"><text:span text:style-name="T1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text:soft-page-break/>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13">–</text:span> Найтмэр Мун и Дискорд не разорвались и не сгорели.</text:p>
      <text:p text:style-name="P1"><text:span text:style-name="T13">–</text:span> Они очень могущественные маги, одни из лучших. У них сильный антимагический иммунитет. К тому же они биологически бессмертны.</text:p>
      <text:p text:style-name="P11"/>
      <text:p text:style-name="P1"><text:span text:style-name="T13">&lt;</text:span><text:span text:style-name="T1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3">&gt;</text:span></text:p>
      <text:p text:style-name="P11"/>
      <text:p text:style-name="P1"><text:span text:style-name="T13">–</text:span> Хорошо, у тебя есть какие-то встречные предложения?</text:p>
      <text:p text:style-name="P1">Твайлайт задумчиво прошлась вдоль книжной полки.</text:p>
      <text:p text:style-name="P1"><text:span text:style-name="T1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13">–</text:span> Для духа я слишком материален.</text:p>
      <text:p text:style-name="P1"><text:span text:style-name="T13">–</text:span> Я знаю. Но ничего более подходящего в голову не приходит. Приходи завтра после обеда. Хорошо?</text:p>
      <text:p text:style-name="P1"><text:span text:style-name="T13">–</text:span> Хорошо, Твайлайт. Приду. Спокойной ночи!</text:p>
      <text:p text:style-name="P1"><text:span text:style-name="T1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oft-page-break/><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oft-page-break/><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13">&lt;</text:span><text:span text:style-name="T1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18">Сон одновременно смотрели Рэрити, Пинки и РД. Флатти и ЭйДжей не успели подойти вовремя, т.к. жили за городом.</text:span><text:span text:style-name="T1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13">–</text:span> Кровать для тебя маловата, Макс, <text:span text:style-name="T13">–</text:span> извиняющимся тоном сообщила Твайлайт. <text:span text:style-name="T13">–</text:span> Мы сдвинули два матраса на полу. Вы с Рэрити должны поместиться.</text:p>
      <text:p text:style-name="P1"><text:soft-page-break/><text:span text:style-name="T13">–</text:span> Может, и поместимся. Но, вообще, я во сне верчусь.</text:p>
      <text:p text:style-name="P1"><text:span text:style-name="T13">–</text:span> Не страшно, ты не успеешь… <text:span text:style-name="T13">–</text:span> её слова были заглушены звоном входного колокольчика. Хлопнула дверь и в читальный зал вошла светлая единорожка.</text:p>
      <text:p text:style-name="P1"><text:span text:style-name="T1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3">—</text:span> всё это придавало Рэрити неожиданный шарм.</text:p>
      <text:p text:style-name="P1"><text:span text:style-name="T13">–</text:span> Рэрити, ты выглядишь… Замечательно выглядишь! <text:span text:style-name="T13">–</text:span> растерянно пролепетала Твайлайт.</text:p>
      <text:p text:style-name="P1"><text:span text:style-name="T13">–</text:span> Дааааааа… Замечательно! <text:span text:style-name="T13">–</text:span> наконец-то смог закрыть рот <text:span text:style-name="T1">и втянуть слюни </text:span>Спайк.</text:p>
      <text:p text:style-name="P1"><text:span text:style-name="T1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3">–</text:span> смущённо сказала Рэрити, глядя мимо меня своими фиолетовыми глазами.</text:p>
      <text:p text:style-name="P1"><text:span text:style-name="T13">–</text:span> Спасибо, Рэрити. Ты выглядишь потрясно. <text:span text:style-name="T1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13">–</text:span> Ну что же, если готовы <text:span text:style-name="T1">—</text:span> ложитесь на матрас и расслабьтесь. Вы должны касаться друг-друга. <text:span text:style-name="T1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1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13">–</text:span> Готовы? <text:span text:style-name="T13">–</text:span> Спросила Твайлайт.</text:p>
      <text:p text:style-name="P1"><text:span text:style-name="T13">–</text:span> Я готова. <text:span text:style-name="T13">–</text:span> <text:span text:style-name="T1">о</text:span>тозвалась Рэрити.</text:p>
      <text:p text:style-name="P1"><text:span text:style-name="T13">–</text:span> Готов. <text:span text:style-name="T1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13">&lt;</text:span><text:span text:style-name="T1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text:soft-page-break/>взгляда, положила голову мне на грудь, упёршись носом мне в подбородок.</text:p>
      <text:p text:style-name="P21"><text:span text:style-name="T13">–</text:span> Готова, <text:span text:style-name="T13">–</text:span> процедила она.</text:p>
      <text:p text:style-name="P21">В сон отправились сразу три пони <text:span text:style-name="T13">—</text:span> Рэрити, Рэйнбоу Дэш и Пинки. Пинки после пробуждения Макса пробуждается безумной <text:span text:style-name="T13">—</text:span> Твайлайт пытается её лечить</text:p>
      <text:p text:style-name="P1"><text:span text:style-name="T18">Эгрегор Эквестрии </text:span><text:span text:style-name="T20">—</text:span><text:span text:style-name="T18"> Селестия </text:span><text:span text:style-name="T20">—</text:span><text:span text:style-name="T18"> на кончике главного рога Анакорна</text:span><text:span text:style-name="T13">&gt;</text:span></text:p>
      <text:p text:style-name="P3">***</text:p>
      <text:p text:style-name="P1"><text:span text:style-name="T13">–</text:span> Вставай, Макс! <text:span text:style-name="T13">–</text:span> Маленькое копыто надавливало мне на грудь, делая энергичные круговые движения.</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в области сердца.</text:p>
      <text:p text:style-name="P1"><text:span text:style-name="T13">–</text:span> Мне не понравился цвет твоей мордочки. Ты стал слишком бледный. Я решила прервать твой сон. Как ты себя ...</text:p>
      <text:p text:style-name="P1"><text:span text:style-name="T13">–</text:span> … чувствуешь, дорогая Рэрити?! Я могу чем-нибудь помочь? Вот, выпей воды! <text:span text:style-name="T13">–</text:span> <text:span text:style-name="T1">д</text:span>ракончик метался вокруг светлой единорожки, в волнении заламывая лапки.</text:p>
      <text:p text:style-name="P1"><text:span text:style-name="T13">–</text:span> Спасибо, Спайк! Ты очень любезен! <text:span text:style-name="T13">–</text:span> Рэрити приподнялась на матрасе и сделала пару глотков из услужливо поднесенного Спайком стакана.</text:p>
      <text:p text:style-name="P1"><text:span text:style-name="T13">–</text:span> Я в порядке. Что-то удалось узнать? <text:span text:style-name="T13">–</text:span> обратился я к Рэрити.</text:p>
      <text:p text:style-name="P1"><text:span text:style-name="T13">–</text:span> Я всё расскажу, <text:span text:style-name="T13">–</text:span> кивнула единорожка. <text:span text:style-name="T1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13">–</text:span> Годится, <text:span text:style-name="T13">–</text:span> кивнула Твайлайт. <text:span text:style-name="T13">–</text:span> Тогда до завтрашнего вечера каждый свободен и занимается своими делами.</text:p>
      <text:p text:style-name="P1"><text:span text:style-name="T13">– </text:span>Да, Макс?</text:p>
      <text:p text:style-name="P1"><text:span text:style-name="T1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1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13">–</text:span> Я помогу-у-у-у! <text:span text:style-name="T13">–</text:span> <text:span text:style-name="T1">з</text:span>апрыгала на месте Пинки.</text:p>
      <text:p text:style-name="P1"><text:span text:style-name="T13">–</text:span> Я помогу! <text:span text:style-name="T13">–</text:span> <text:span text:style-name="T1">н</text:span>еожиданно вызвалась Рэйнбоу Дэш, до этого безучастно наблюдавшая за нами.</text:p>
      <text:p text:style-name="P1"/>
      <text:p text:style-name="P1"><text:span text:style-name="T13">&lt;</text:span><text:span text:style-name="T18">Как возникли пегасы и единороги.</text:span></text:p>
      <text:p text:style-name="P1"><text:span text:style-name="T18">Пони для мирного сосуществования с соседями вступали в межвидовые браки (не только правители, а и целые племена). Единороги </text:span><text:span text:style-name="T19">—</text:span><text:span text:style-name="T18"> гибриды земнопони и истинных единорогов (с раздвоенными копытами и хвостом с кисточкой). Пегасы </text:span><text:span text:style-name="T19">—</text:span><text:span text:style-name="T18"> гибриды земнопони и грифонов (гены пегасов </text:span><text:span text:style-name="T19">—</text:span><text:span text:style-name="T18"> слабые, потому они редко женятся на других пони).</text:span><text:span text:style-name="T13">&gt;</text:span></text:p>
      <text:p text:style-name="P1"/>
      <text:p text:style-name="P1"><text:span text:style-name="T13">–</text:span> Я первая предложила! <text:span text:style-name="T13">–</text:span> возмутилась Пинки.</text:p>
      <text:p text:style-name="P1"><text:span text:style-name="T13">–</text:span> Предложила не ты, а Твайлайт. <text:span text:style-name="T13">–</text:span> <text:span text:style-name="T1">п</text:span>арировала Рэйнбоу Дэш.</text:p>
      <text:p text:style-name="P1"><text:span text:style-name="T13">–</text:span> Не ссорьтесь, <text:span text:style-name="T1">кобылки</text:span>! Давайте сегодня мне показывает Понивилль Пинки, а завтра <text:span text:style-name="T1">—</text:span> ты, Рэйнбоу. <text:span text:style-name="T13">–</text:span> <text:span text:style-name="T1">п</text:span>редложил я. <text:span text:style-name="T13">–</text:span> Годится?</text:p>
      <text:p text:style-name="P1"><text:soft-page-break/><text:span text:style-name="T13">–</text:span> Лады. <text:span text:style-name="T13">–</text:span> проворчала пегаска. <text:span text:style-name="T13">–</text:span> Приходи завтра на девять к библиотеке. Нет, лучше на десять.</text:p>
      <text:p text:style-name="P1"><text:span text:style-name="T13">–</text:span> Хорошо, Рэйнбоу Дэш. Договорились.</text:p>
      <text:p text:style-name="P1"><text:span text:style-name="T13">–</text:span> Пошли-пошли-пошли-пошли, <text:span text:style-name="T13">–</text:span> подталкивала меня головой к выходу Пинки. <text:span text:style-name="T1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1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3">–</text:span> <text:span text:style-name="T1">э</text:span>нергия Пинки была неиссякаема.</text:p>
      <text:p text:style-name="P1"><text:span text:style-name="T13">–</text:span> Ффух! Дай отдышаться.</text:p>
      <text:p text:style-name="P1"><text:span text:style-name="T13">–</text:span> Устал? <text:span text:style-name="T13">–</text:span> <text:span text:style-name="T1">у</text:span>частливо спросила Пинки.</text:p>
      <text:p text:style-name="P1"><text:span text:style-name="T1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13">–</text:span> Да? Тогда пойдём перекусим.</text:p>
      <text:p text:style-name="P1">Манерный пони-оффициант выслушал наши пожелания и удалился.</text:p>
      <text:p text:style-name="P1"><text:span text:style-name="T13">–</text:span> А какой у тебя был образ жизни?</text:p>
      <text:p text:style-name="P1"><text:span text:style-name="T13">–</text:span> В основном, сидячий.</text:p>
      <text:p text:style-name="P1"><text:span text:style-name="T1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13">–</text:span> А у нас сидячая работа в порядке вещей.</text:p>
      <text:p text:style-name="P1"><text:span text:style-name="T13">–</text:span> Ужас-ужас! <text:span text:style-name="T13">–</text:span> Пинки прижала копыта передних ног к голове. <text:span text:style-name="T1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13">&lt;</text:span><text:span text:style-name="T18">Рэйнбоу объясняет Максу, почему Пинки расплатилась за него </text:span><text:span text:style-name="T19">—</text:span><text:span text:style-name="T18"> и вспоминает, что когда-то уже объясняла нечто подобное (Леро)</text:span></text:p>
      <text:p text:style-name="P1"><text:span text:style-name="T18">У Твайлайт после видения гибели Кимеринна появились морщинки возле глаз</text:span><text:span text:style-name="T13">&gt;</text:span></text:p>
      <text:p text:style-name="P1"/>
      <text:h text:style-name="Heading_20_2" text:outline-level="2">День с Рэйнбоу Дэш</text:h>
      <text:p text:style-name="P1"/>
      <text:p text:style-name="P1"><text:soft-page-break/>Я подошёл к библиотеке без десяти десять. Вокруг никого не было и я решил зайти в библиотеку поздороваться с Твайлайт.</text:p>
      <text:p text:style-name="P1"><text:span text:style-name="T13">–</text:span> Привет! Куда это ты собрался? <text:span text:style-name="T13">–</text:span> <text:span text:style-name="T1">п</text:span>розвучало из листвы, как только я взялся за ручку двери. С ветки на землю спланировала Рэйнбоу Дэш.</text:p>
      <text:p text:style-name="P1"><text:span text:style-name="T13">–</text:span> Она ещё спит. Вчера пересидела за книгами. Не стоит её будить. <text:span text:style-name="T13">–</text:span> пегаска <text:span text:style-name="T1">к</text:span>ивнула на дверь. <text:span text:style-name="T13">–</text:span> Ну, пошли?</text:p>
      <text:p text:style-name="P1"><text:span text:style-name="T13">–</text:span> Пошли, Рэйнбоу Дэш. А куда?</text:p>
      <text:p text:style-name="P1"><text:span text:style-name="T13">–</text:span> Слушай, зови меня Дэш. А то и мне придётся звать тебя полным именем, а я этого не выношу.</text:p>
      <text:p text:style-name="P1"><text:span text:style-name="T13">–</text:span> Договорились, Дэш. Так куда мы идём?</text:p>
      <text:p text:style-name="P1"><text:span text:style-name="T13">–</text:span> К <text:span text:style-name="T13">&lt;</text:span><text:span text:style-name="T18">водопаду</text:span><text:span text:style-name="T13">&gt;</text:span>. Там здоровски красивое место.</text:p>
      <text:p text:style-name="P1"><text:span text:style-name="T13">–</text:span> А я думал, ты хочешь показать мне Понивилль.</text:p>
      <text:p text:style-name="P1"><text:span text:style-name="T13">–</text:span> Да ладно, <text:span text:style-name="T13">–</text:span> засмеялась пегаска, скосив на меня смущёную мордочку, <text:span text:style-name="T1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13">–</text:span> Макс, <text:span text:style-name="T13">–</text:span> нарушила молчание Дэш, <text:span text:style-name="T1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13">–</text:span> Дежа вю? Ты об этом?</text:p>
      <text:p text:style-name="P1"><text:span text:style-name="T13">– </text:span>Что? Какое ещё дежавю?</text:p>
      <text:p text:style-name="P1"><text:span text:style-name="T13">–</text:span> Ложные воспоминания. Ты помнишь о чём-то, чего на самом деле никогда не было.</text:p>
      <text:p text:style-name="P1"><text:span text:style-name="T13">–</text:span> Хм. Может, и дежавю… Может… А если всё же было? Но ты не помнишь когда и как?</text:p>
      <text:p text:style-name="P1"><text:span text:style-name="T13">–</text:span> Дэш, не говори загадками. Если хочешь услышать внятный ответ, задавай внятный вопрос.</text:p>
      <text:p text:style-name="P1"><text:span text:style-name="T13">–</text:span> Не готова я… задать внятный вопрос. <text:span text:style-name="T13">–</text:span> <text:span text:style-name="T1">п</text:span>робормотала пегаска. <text:span text:style-name="T13">–</text:span> Нам туда.</text:p>
      <text:p text:style-name="P1">Дэш указала на тропку, уводящую от путей в молодой берёзово-кленовый лесок.</text:p>
      <text:p text:style-name="P1"><text:span text:style-name="T13">–</text:span> Ну-у-у, так мы до вечера не дойдём. <text:span text:style-name="T13">–</text:span> <text:span text:style-name="T1">н</text:span>едовольно заметила Дэш через пару минут. <text:span text:style-name="T13">–</text:span> Пробежимся?</text:p>
      <text:p text:style-name="P1"><text:span text:style-name="T13">–</text:span> Из меня бегун тот ещё. <text:s/>Я проплыть могу больше, чем пробежать.</text:p>
      <text:p text:style-name="P1"><text:span text:style-name="T1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13">–</text:span> Всё, Дэш. Я больше не могу.</text:p>
      <text:p text:style-name="P1"><text:span text:style-name="T13">–</text:span> Ты шутишь? Мы и полмили не пробежали.</text:p>
      <text:p text:style-name="P1"><text:soft-page-break/><text:span text:style-name="T13">–</text:span> Понимаешь, бег <text:span text:style-name="T1">—</text:span> не моя сильная сторона. Никогда не умел долго бегать.</text:p>
      <text:p text:style-name="P1"><text:span text:style-name="T13">–</text:span> Как же ты жил тогда? <text:span text:style-name="T13">–</text:span> недоумённо уставилась на меня пегаска. <text:span text:style-name="T13">– </text:span><text:span text:style-name="T1">Летать-то ты тоже не умеешь?</text:span></text:p>
      <text:p text:style-name="P1"><text:span text:style-name="T1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13">–</text:span> Ничего себе “скорее исключение, чем правило”, <text:span text:style-name="T13">–</text:span> удивлённо повторила Дэш. <text:span text:style-name="T13">–</text:span> Да у нас это такое же исключение, как нелетающий пегас! Какое уж там “правило”! Дискорд, что же нам делать? Так мы не успеем…</text:p>
      <text:p text:style-name="P1"><text:span text:style-name="T13">–</text:span> Мы можем вернуться. А это место ты покажешь мне в другой раз. Выберемся туда в двухдневный поход.</text:p>
      <text:p text:style-name="P1"><text:span text:style-name="T13">–</text:span> Нет уж! Никаких “вернуться”. Если вернёмся, то никогда уже там не побываем. <text:span text:style-name="T13">–</text:span> <text:span text:style-name="T1">с</text:span>ерьёзно заявила Дэш. <text:span text:style-name="T13">–</text:span> Уж поверь мне. Вот что. У тебя передние лапы <text:span text:style-name="T1">—</text:span> те, которые с пальцами, <text:span text:style-name="T1">—</text:span> сильные?</text:p>
      <text:p text:style-name="P1"><text:span text:style-name="T13">&lt;</text:span><text:span text:style-name="T18">Cначала описать попытку усесться сверху. На первой попытке Макс поранился об брошь в гриве РД в виде радужной молнии</text:span><text:span text:style-name="T13">&gt;</text:span></text:p>
      <text:p text:style-name="P1"><text:span text:style-name="T13">–</text:span> Сможешь меня удержать?</text:p>
      <text:p text:style-name="P1"><text:span text:style-name="T13">–</text:span> Ты про руки, что ли? Смогу. А зачем?</text:p>
      <text:p text:style-name="P1"><text:span text:style-name="T1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1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3">–</text:span> <text:span text:style-name="T1">н</text:span>ачала оправдываться Дэш.</text:p>
      <text:p text:style-name="P1"><text:span text:style-name="T1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13">–</text:span> Ну да, не сообразила сразу насчёт баланса, <text:span text:style-name="T13">–</text:span> рассмеялась пегаска, вставая на ноги. <text:span text:style-name="T1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13">–</text:span> Ю-у-у-у-ху-у-у-у!!! <text:span text:style-name="T1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13">&lt;</text:span><text:span text:style-name="T18">Дэш расплачивается за Макса в кафе. Когда тот спрашивает, почему она и Пинки платят за него, Дэш, вместо ответа, говорит:</text:span></text:p>
      <text:p text:style-name="P1"><text:span text:style-name="T20">–</text:span><text:span text:style-name="T18"> Пинки? </text:span><text:span text:style-name="T20">–</text:span><text:span text:style-name="T18"> Дэш сморщила нос. </text:span><text:span text:style-name="T20">–</text:span><text:span text:style-name="T18"> Я скажу ей, чтоб больше не </text:span><text:span text:style-name="T20">платила.</text:span><text:span text:style-name="T13">&gt;</text:span></text:p>
      <text:p text:style-name="P1"><text:span text:style-name="T13">Хотя</text:span> за то немногое время, что мы провели вместе, я понял, что ожидать от голубой пегаски предсказуемости <text:span text:style-name="T13">–</text:span> неблагодарное дело, всё же неожиданное купание чуть не застало меня врасплох. В <text:soft-page-break/>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3">—</text:span> скажем, 35 <text:span text:style-name="T13">– </text:span>40 метров (на 50 я без дыхательной подготовки давно не замахиваюсь, а о 75-ти уже даже и не вспоминаю), но в такой воде <text:span text:style-name="T1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13">–</text:span> Ф-р-р-р. Тьфу! Бр-р-р.</text:p>
      <text:p text:style-name="P1">Дэш выплюнула меня на берег и сама упала рядом.</text:p>
      <text:p text:style-name="P1"><text:span text:style-name="T13">–</text:span> Что ж? Ты? Не? Сказал? Что? <text:s/>Не? Умеешь? Плавать? <text:span text:style-name="T13">–</text:span> <text:span text:style-name="T1">в</text:span> промежутках между вздохами процедила Дэш.</text:p>
      <text:p text:style-name="P1"><text:span text:style-name="T13">–</text:span> С чего ты взяла? Я умею.</text:p>
      <text:p text:style-name="P1"><text:span text:style-name="T13">–</text:span> Ты ушёл под воду! И не выныривал! <text:span text:style-name="T13">–</text:span> <text:span text:style-name="T1">о</text:span>т возмущения пегаска даже забыла дышать.</text:p>
      <text:p text:style-name="P1"><text:span text:style-name="T13">–</text:span> Я не выныривал, потому что решил поплавать под водой. Я, вообще, это дело люблю.</text:p>
      <text:p text:style-name="P1"><text:span text:style-name="T13">–</text:span> Что??! И ты не предупредил меня?!! Знаешь, как я испугалась?!! Ни одна пони без магии столько под водой не продержится!!</text:p>
      <text:p text:style-name="P1"><text:span text:style-name="T1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13">–</text:span> Да. Это я виновата. Я дура. Извини, <text:span text:style-name="T1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1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13">&lt;</text:span><text:span text:style-name="T18">В Кантерлоте Макс присутствует на церемонии прощания с Кимеринном</text:span><text:span text:style-name="T1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13">–</text:span> Ух ты! <text:span text:style-name="T1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text:soft-page-break/>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13">–</text:span> Как тут…</text:p>
      <text:p text:style-name="P1"><text:span text:style-name="T13">–</text:span> Красиво, правда? <text:span text:style-name="T13">–</text:span> Дэш отследила мой взгляд и кивнула.</text:p>
      <text:p text:style-name="P1"><text:span text:style-name="T13">–</text:span> Красиво <text:span text:style-name="T1">—</text:span> это не то <text:span text:style-name="T1">чувство</text:span>. Тут чудесно! Просто слов нет…</text:p>
      <text:p text:style-name="P1"><text:span text:style-name="T1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13">–</text:span> А сейчас? Сейчас у тебя есть такое чувство?</text:p>
      <text:p text:style-name="P1"><text:span text:style-name="T13">–</text:span> Сейчас мне хочется, чтобы ты это видел. Не знаю почему. То есть, не совсем чтобы не знаю. <text:span text:style-name="T13">–</text:span> Дэш отпрянула и посмотрела мне в глаза. <text:span text:style-name="T1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13">–</text:span> Это исключено, Дэш. Я никак не мог повстречаться с тобой в своём мире.</text:p>
      <text:p text:style-name="P1"><text:span text:style-name="T13">–</text:span> Да? Странно. Откуда же это чувство, будто я тебя знаю? <text:span text:style-name="T13">–</text:span> <text:span text:style-name="T1">п</text:span>робормотала пегаска. <text:span text:style-name="T1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13">–</text:span> Тебе надо просушить шерсть. Снимай-ка одежду! <text:span text:style-name="T13">–</text:span> <text:span text:style-name="T1">с</text:span>командовала Дэш.</text:p>
      <text:p text:style-name="P1"><text:span text:style-name="T1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3">–</text:span> Оп-па! <text:span text:style-name="T1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text:soft-page-break/>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13">&lt;</text:span><text:span text:style-name="T18">Аликорны </text:span><text:span text:style-name="T20">—</text:span><text:span text:style-name="T18"> элементали. Они воплощают в себе какую-либо сторону чаяний и настроений сообщества пони. Анакорн </text:span><text:span text:style-name="T20">—</text:span><text:span text:style-name="T18"> супераликорн, элементаль всего мира</text:span><text:span text:style-name="T13">&gt;</text:span></text:p>
      <text:p text:style-name="P11"/>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попросили спеть на празднике <text:span text:style-name="T13">&lt;</text:span><text:span text:style-name="T20">zxcbzxcvb</text:span><text:span text:style-name="T13">&gt;</text:span>.</text:p>
      <text:p text:style-name="P1">Я не ответил.</text:p>
      <text:p text:style-name="P1">Пегаска подошла поближе и села, прижавшись тёплым боком ко мне.</text:p>
      <text:p text:style-name="P1"><text:span text:style-name="T13">–</text:span> Ты молчишь. Я опять рассердила тебя, да? У меня постоянно с этим проблемы. <text:span text:style-name="T13">–</text:span> Дэш напряжённо смотрела в одну точку прямо перед собой. Её шерсть не могла скрыть мелко дрожи. <text:span text:style-name="T1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Затащить в укромное местечко, попытаться утопить, а 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потом задней.</text:p>
      <text:p text:style-name="P1"><text:span text:style-name="T13">–</text:span> Какой?</text:p>
      <text:p text:style-name="P1"><text:soft-page-break/><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13">–</text:span> Короче, решай. <text:span text:style-name="T13">–</text:span> <text:span text:style-name="T1">е</text:span>ё нос почти касался моего. <text:span text:style-name="T1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text:span text:style-name="T1">п</text:span>очти зло отчеканила пегаска. <text:span text:style-name="T1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13">–</text:span> Дэш!</text:p>
      <text:p text:style-name="P1"><text:span text:style-name="T13">–</text:span> Да? <text:span text:style-name="T1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1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1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13">–</text:span> Ничего себе!</text:p>
      <text:p text:style-name="P1"><text:span text:style-name="T13">–</text:span> А ты как думал, откуда взялись пони-пегасы и пони-единороги?</text:p>
      <text:p text:style-name="P1"><text:span text:style-name="T13">–</text:span> Я думал, они всегда были.</text:p>
      <text:p text:style-name="P1"><text:span text:style-name="T13">–</text:span> Не всегда. Пегасы произошли от земных пони и грифонов. Пони-единороги <text:span text:style-name="T13">–</text:span> от земных пони и диких единорогов.</text:p>
      <text:p text:style-name="P1"><text:span text:style-name="T13">–</text:span> А что это за дикие единороги?</text:p>
      <text:p text:style-name="P1"><text:span text:style-name="T13">–</text:span> Сейчас они почти не встречаются. У них хвосты как у льва <text:span text:style-name="T1">—</text:span> с кисточкой на конце. И раздвоенные копыта.</text:p>
      <text:p text:style-name="P1"><text:span text:style-name="T13">–</text:span> А аликорны от кого произошли? От пегасов и единорогов?</text:p>
      <text:p text:style-name="P1"><text:span text:style-name="T13">–</text:span> Нет, <text:span text:style-name="T13">–</text:span> отрицательно покачала головой Дэш. <text:span text:style-name="T13">–</text:span> Никто не знает, как появились аликорны. Одно я знаю точно: если единорог спарится с пегасом, аликорна не получится.</text:p>
      <text:p text:style-name="P1"><text:span text:style-name="T13">–</text:span> Что ж, спасибо, что просветила. Однак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ммм…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text:soft-page-break/>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1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13">–</text:span> Эт-то магия-а-а-а.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text:span text:style-name="T13">–</text:span> прошептала пегаска и закрыла глаза, уткнувшись носом мне в предплечье.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Макс,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ммм…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3">***</text:p>
      <text:p text:style-name="P1">Последние полчаса мы просто лежали на пляже и нежились под вечерним солнцем, когда Дэш вскочила на ноги.</text:p>
      <text:p text:style-name="P1"><text:span text:style-name="T13">–</text:span> Мы опаздываем! Рэрити назначила на восемь часов вечера у Твайлайт!</text:p>
      <text:p text:style-name="P1"><text:span text:style-name="T13">&lt;</text:span><text:span text:style-name="T18">Р/Д отправляется в сон до Рэрити и там вспоминает Леро/Листа.</text:span><text:span text:style-name="T13">&gt;</text:span></text:p>
      <text:p text:style-name="P1">Пока я одевался, пегаска в нетерпении рыла копытом землю.</text:p>
      <text:p text:style-name="P1"><text:span text:style-name="T13">–</text:span> Оделся? Хватайся! <text:span text:style-name="T13">–</text:span> Дэш подпрыгнула и зависла у меня над головой, давая схватиться за ноги.</text:p>
      <text:p text:style-name="P1">И мы понеслись…</text:p>
      <text:p text:style-name="P1"/>
      <text:h text:style-name="Heading_20_2" text:outline-level="2"><text:soft-page-break/>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13">&lt;</text:span><text:span text:style-name="T18">Вкратце суть сна Рэрити.</text:span></text:p>
      <text:p text:style-name="P1"><text:span text:style-name="T18">Она проснулась в мире Терры веб-дизайнером. И мир Эквестрии ей только снился </text:span><text:span text:style-name="T20">—</text:span><text:span text:style-name="T18"> и быстро начал забываться. Т.е. мир Эквестрии - всего лишь сон терранского парня (девушки?)</text:span></text:p>
      <text:p text:style-name="P1"><text:span text:style-name="T18">к экрану - очередь из пони (пони пропадают из Эквестрии). В очереди близко к экрану </text:span><text:span text:style-name="T20">—</text:span><text:span text:style-name="T18"> Селестия. Рэрити </text:span><text:span text:style-name="T20">—</text:span><text:span text:style-name="T18"> без очереди (у неё </text:span><text:span text:style-name="T20">—</text:span><text:span text:style-name="T18"> билет-пропуск от Индрэ).</text:span></text:p>
      <text:p text:style-name="P1"><text:span text:style-name="T18">Рэрити проснулась парнем, т.к. в Эквестрии </text:span><text:span text:style-name="T20">—</text:span><text:span text:style-name="T18"> матриархат, роль терранских мужчин там несут кобылы.</text:span></text:p>
      <text:p text:style-name="P1"><text:span text:style-name="T18">В конце-концов Макс проснётся на Земле, всё это ему приснится и он быстро забудет этот сон. По стопам этого сна он напишет книгу</text:span><text:span text:style-name="T13">&gt;</text:span></text:p>
      <text:p text:style-name="P1"/>
      <text:p text:style-name="P3">***</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1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13">&lt;</text:span><text:span text:style-name="T18">Влад рассказывает Максу о своём сне </text:span><text:span text:style-name="T20">—</text:span><text:span text:style-name="T18"> как он был поняхой, а потом проснулся в мире Терры</text:span><text:span text:style-name="T13">&gt;</text:span></text:p>
      <text:p text:style-name="P11"/>
      <text:p text:style-name="P1"><text:span text:style-name="T13">– </text:span>... я слишком приблизилась к экрану и меня стало тянуть к нему. Пони, ждущий своей очереди, еле увернулся от меня <text:span text:style-name="T13">—</text:span> так быстро я неслась к экрану, <text:span text:style-name="T13">–</text:span> возбуждённо говорила Рэрити, <text:span text:style-name="T13">–</text:span> но тут… <text:span text:style-name="T13">–</text:span> она запнулась.</text:p>
      <text:p text:style-name="P1"><text:span text:style-name="T13">–</text:span> Да? Что “тут”? <text:span text:style-name="T13">–</text:span> Твайлайт была вся внимание.</text:p>
      <text:p text:style-name="P1"><text:span text:style-name="T13">–</text:span> Тут я проснулась.</text:p>
      <text:p text:style-name="P1"><text:span text:style-name="T13">–</text:span> О, понятно. Я была вынуждена прервать ваше сновидение, так как Макс очень плохо выглядел. <text:span text:style-name="T13">–</text:span> <text:span text:style-name="T1">о</text:span>бъяснила Твайлайт. <text:span text:style-name="T13">–</text:span> В твоих манекенах в бутике больше жизни, чем тогда было в нём <text:span text:style-name="T13">–</text:span> она указала копытом на меня. <text:span text:style-name="T13">–</text:span> Но даже то, что ты успела увидеть, очень интересно. Сфера из светящихся пони <text:span text:style-name="T13">–</text:span> это, конечно же, Эгрегор Эквестрии. Место, откуда берутся и куда уходят все пони</text:p>
      <text:p text:style-name="P1">(<text:span text:style-name="T13">&lt;</text:span><text:span text:style-name="T18">согласовать с тем, что говорил Анакорн о Р/Д</text:span><text:span text:style-name="T13">&gt;</text:span>). </text:p>
      <text:p text:style-name="P1">Об этом Эгрегоре пишется в книге <text:span text:style-name="T13">&lt;</text:span><text:span text:style-name="T18">Изменчивой Магии</text:span><text:span text:style-name="T13">&gt;</text:span>. То, что Рэрити удалось его увидеть <text:span text:style-name="T1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1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1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1"/>
      <text:p text:style-name="P1"><text:span text:style-name="T13">&lt;</text:span><text:span text:style-name="T18">обоснование сна для Р/Д. РД видит несколько вариантов историй с Mane6 </text:span><text:span text:style-name="T20">—</text:span><text:span text:style-name="T18"> и с собой + Леро </text:span><text:span text:style-name="T20">—</text:span><text:span text:style-name="T18"> намёк на несовместимые фанфики</text:span></text:p>
      <text:p text:style-name="P1"><text:span text:style-name="T18">Пинки видит кошмар (кексики) и сходит с ума. И ещё она видит как Селестия стала Матрицей (подпрограммой Нексуса)</text:span><text:span text:style-name="T13">&gt;</text:span></text:p>
      <text:p text:style-name="P1"/>
      <text:p text:style-name="P1"><text:span text:style-name="T13">–</text:span> Хммм… <text:span text:style-name="T13">–</text:span> Твайлайт в задумчивости остановилась перед одной из полок. <text:span text:style-name="T1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13">–</text:span> И самое главное… <text:span text:style-name="T13">–</text:span> Рэрити задумчиво потерла висок. <text:span text:style-name="T13">–</text:span> В той очереди, совсем близко к экрану стояла она…</text:p>
      <text:p text:style-name="P1"><text:span text:style-name="T13">–</text:span> Кто <text:span text:style-name="T13">—</text:span> она? <text:span text:style-name="T13">–</text:span> повернулась Твайлайт.</text:p>
      <text:p text:style-name="P1"><text:span text:style-name="T13">–</text:span> Её Высочество, принцесса Селестия...</text:p>
      <text:p text:style-name="P1"/>
      <text:p text:style-name="P1"><text:soft-page-break/><text:span text:style-name="T13">&lt;</text:span><text:span text:style-name="T18">Подходя к замку Принцесс, Дэш рассказывает Максу обо сне, который она утаила - с Леро.</text:span><text:span text:style-name="T13">&gt;</text:span> </text:p>
      <text:p text:style-name="P1"/>
      <text:p text:style-name="P1"><text:span text:style-name="T13">&lt;</text:span><text:span text:style-name="T18">Кто следующий готов рассказывать?</text:span></text:p>
      <text:p text:style-name="P21">Пинки дёрнулась на месте, но промолчала.</text:p>
      <text:p text:style-name="P1"><text:span text:style-name="T20">–</text:span><text:span text:style-name="T18"> Я расскажу, - шагнула вперёд радужная пегаска. </text:span><text:span text:style-name="T20">–</text:span><text:span text:style-name="T18"> Хотя вряд ли ты узнаешь что-то полезное. Там галиматья какая-то…</text:span><text:span text:style-name="T13">&gt;</text:span></text:p>
      <text:p text:style-name="P1"/>
      <text:p text:style-name="P1"><text:span text:style-name="T13">&lt;</text:span><text:span text:style-name="T18">Сон РД:</text:span></text:p>
      <text:p text:style-name="P21">...Неприятный зудящий звук, включается картинка. /сюжет из праздника падающих листьев (РД наблюдает саму себя) <text:span text:style-name="T13">–</text:span> original story <text:span text:style-name="T1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3">—</text:span> Эгрегора Эквестрии. Сфера рябит и дрожит, её изображение двоится, троится и множится.</text:p>
      <text:p text:style-name="P21">После рассказа РД рассказывает Пинки. При расказе становится ясно её безумие <text:span text:style-name="T13">—</text:span> она становится Пинкаминой из-за её сна <text:span text:style-name="T13">—</text:span> “Кексиков”. Также она видит во сне центр Эгрегора Эквестрии <text:span text:style-name="T13">—</text:span> Селестию. И она видит, как Селестия превращается в набор цифр и уходит в экран <text:span text:style-name="T13">—</text:span> в мир Терры.</text:p>
      <text:p text:style-name="P21">После чего происходит исчезновение Селестии. Макс + Шестёрка (без Пинки и Рэрити <text:span text:style-name="T1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8">В мире Терры они ищут Селестию. В конце-концов Макс находит её в кибермозге </text:span><text:span text:style-name="T20">—</text:span><text:span text:style-name="T1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8"> Эгрегором Эквестрии. После чего пееренос на Землю на 10 лет назад. Начало написания “Последнего фанфика”.</text:span><text:span text:style-name="T13">&gt;</text:span></text:p>
      <text:p text:style-name="P11"/>
      <text:p text:style-name="P1"><text:span text:style-name="T13">–</text:span> Ну ладно, посижу ночью над книгами. Кто следующий? <text:span text:style-name="T13">– </text:span>Твайлайт посмотрела на Пинки, но та только тёрла копытом висок и морщила лоб, словно пытаясь что-то вспомнить.</text:p>
      <text:p text:style-name="P1"><text:span text:style-name="T13">–</text:span> Я расскажу, - шагнула вперёд радужная пегаска. <text:span text:style-name="T1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13">–</text:span> У-у-у <text:span text:style-name="T1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text:soft-page-break/>В библиотеке Твайлайт уже беседовала с Рэрити и Пинки, одновременно перелистывая толстый фолиант.</text:p>
      <text:p text:style-name="P1"><text:span text:style-name="T13">–</text:span> Странно, я думала, буду последней. Ведь я опоздала на двадцать минут, а Флатти и Эй-Джей не любят опаздывать.<text:span text:style-name="T13">&lt;</text:span><text:span text:style-name="T19">Привести эти же фразы в оригинале</text:span><text:span text:style-name="T13">&gt;</text:span></text:p>
      <text:p text:style-name="P1"><text:span text:style-name="T13">–</text:span> Он<text:span text:style-name="T1">и</text:span> не придут. <text:span text:style-name="T13">–</text:span> Твайлайт закрыла фолиант и аккуратно вернула его на полку. <text:span text:style-name="T1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13">&lt;</text:span><text:span text:style-name="T18">… В открывшемся шкафчике я увидел ряд вычурных бутылок и пузатых графинчиков. Их содержимое не вызывало у меня никаких сомнений.</text:span></text:p>
      <text:p text:style-name="P21"><text:span text:style-name="T13">–</text:span> Иногда хочется забыться, <text:span text:style-name="T13">–</text:span> перехватила мой взгляд Селестия, <text:span text:style-name="T13">–</text:span> а от сидра “улетаешь” не так далеко. И выпить его нужно намного больше, чем вина. После <text:s/>этого возникают определённые… хм… неудобства.</text:p>
      <text:p text:style-name="P21"><text:span text:style-name="T13">–</text:span> А водку у вас принято пить?</text:p>
      <text:p text:style-name="P1"><text:span text:style-name="T20">–</text:span><text:span text:style-name="T18"> Некоторые употребляют. Но правительница Эквестрии, пьющая водку </text:span><text:span text:style-name="T19">—</text:span><text:span text:style-name="T18"> это уже черезчур. </text:span><text:span text:style-name="T20">–</text:span><text:span text:style-name="T18"> Засмеялась Селестия. </text:span><text:span text:style-name="T20">–</text:span><text:span text:style-name="T18"> Не то, чтобы я не смогла справиться с последствиями опьянения, но поползут слухи, кривотолки… Со сплетнями не смогу справиться даже я.</text:span><text:span text:style-name="T1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13">–</text:span> Знакомься, Макс, <text:span text:style-name="T13">–</text:span> начала представлять человека Твайлайт. <text:span text:style-name="T13">–</text:span> Это Пинки Пай…</text:p>
      <text:p text:style-name="P1"><text:span text:style-name="T13">–</text:span> Очень приятно, Макс.</text:p>
      <text:p text:style-name="P14">“Макс? Его зовут Макс? Я помню его под другим именем. У него было двухсложное имя. Не помню…”</text:p>
      <text:p text:style-name="P1"><text:span text:style-name="T13">–</text:span> Рэрити. <text:span text:style-name="T13">–</text:span> Твайлайт представила светло-серую единорожку, которая чуть склонила голову в приветствии.</text:p>
      <text:p text:style-name="P1"><text:span text:style-name="T13">–</text:span> Макс. <text:span text:style-name="T13">–</text:span> <text:span text:style-name="T1">к</text:span>ивнул ей в ответ человек.</text:p>
      <text:p text:style-name="P14">“И волосы у него были длинные… И была шерсть на лице… Но глаза - глаза те же…”</text:p>
      <text:p text:style-name="P1">Макс повернулся к ней.</text:p>
      <text:p text:style-name="P1"><text:span text:style-name="T13">–</text:span> Рэйнбоу Дэш. <text:span text:style-name="T13">–</text:span> <text:span text:style-name="T1">п</text:span>редставилась Дэш, всё ещё пытаясь вспомнить нечто ускользающее.</text:p>
      <text:p text:style-name="P1"><text:span text:style-name="T13">–</text:span> Макс. <text:span text:style-name="T13">–</text:span> <text:span text:style-name="T1">з</text:span>акончил представляться человек.</text:p>
      <text:p text:style-name="P14">“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13">–</text:span> Ну это мы ещё посмотрим, <text:span text:style-name="T1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1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13">&lt;</text:span><text:span text:style-name="T18">Концепция абсолютного зла. Вычеркнуть кого-то из бытия.</text:span></text:p>
      <text:p text:style-name="P1"><text:span text:style-name="T18">Пока идёт борьба за вычёркивание </text:span><text:span text:style-name="T19">—</text:span><text:span text:style-name="T18"> это вычёркивание является злом. Но когда вычёркивание произошло, зло исчезает </text:span><text:span text:style-name="T19">—</text:span><text:span text:style-name="T18"> т.к. вычеркнутого никогда не было, о нём никто не знает. Никто </text:span><text:span text:style-name="T19">—</text:span><text:span text:style-name="T18"> даже вычёркивающий</text:span><text:span text:style-name="T1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4">“Значит, всё. Вот как это бывает.”</text:p>
      <text:p text:style-name="P1">Она расправила левое крыло.</text:p>
      <text:p text:style-name="P14">“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3">&lt;</text:span><text:span text:style-name="T19">Именно эту сферу (уменьшеную до глобуса) покажет Анакорн Максу во время беседы</text:span><text:span text:style-name="T13">&gt;</text:span> Казалось, сфера хочет разлететься на тысячи подобных сфер, но какая-то сила удерживает их вместе…</text:p>
      <text:p text:style-name="P3">***</text:p>
      <text:p text:style-name="P1"><text:span text:style-name="T13">–</text:span> А дальше ты спихнула меня с него и стала приводить его в чувство. <text:span text:style-name="T13">–</text:span> <text:span text:style-name="T1">з</text:span>акончила рассказа Рэйнбоу Дэш.</text:p>
      <text:p text:style-name="P1"><text:span text:style-name="T13">–</text:span> Хм. Несколько эпизодов, включая рекурсивный сон. И опять сфера из светящихся точек. <text:span text:style-name="T13">–</text:span> <text:span text:style-name="T1">о</text:span>тметила Твайлайт.</text:p>
      <text:p text:style-name="P1"><text:span text:style-name="T13">–</text:span> Что такое “рекурсивный сон”?</text:p>
      <text:p text:style-name="P1"><text:span text:style-name="T1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13">–</text:span> Пинки, что с тобой? <text:span text:style-name="T13">–</text:span> Твайлайт склонилась над розовой пони. <text:span text:style-name="T13">–</text:span> У тебя волосы распрямились. И поседели.</text:p>
      <text:p text:style-name="P1"><text:span text:style-name="T13">–</text:span> Как поседели?! <text:span text:style-name="T13">–</text:span> <text:span text:style-name="T1">в</text:span>оскликнула Рэрити, тоже склоняясь над Пинки. <text:span text:style-name="T13">–</text:span> Дорогая, но ты слишком молода для седины! Я могу порекомендовать тебе очень хороший лосьон…</text:p>
      <text:p text:style-name="P1"><text:span text:style-name="T13">–</text:span> Дайте ей рассказать сон, <text:span text:style-name="T13">–</text:span> протиснулась между подруг РД. <text:span text:style-name="T13">–</text:span> Что ты…</text:p>
      <text:p text:style-name="P1"><text:span text:style-name="T13">–</text:span> А<text:span text:style-name="T1">АА</text:span>!!! <text:span text:style-name="T13">–</text:span> Пинки тонко вскрикнула и затряслась, глядя на РД полными ужаса глазами.</text:p>
      <text:p text:style-name="P1"><text:span text:style-name="T13">–</text:span> Ты чего? <text:span text:style-name="T1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1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13">–</text:span> Пинки, дорогая, успокойся, <text:span text:style-name="T13">–</text:span> успокоительно проворковала Рэрити, заслонив РД и принявшись обтирать ей лоб влажным полотенцем, <text:span text:style-name="T13">–</text:span> что бы это ни было, оно уже прошло. Ты проснулась.</text:p>
      <text:p text:style-name="P1"><text:span text:style-name="T13">–</text:span> Если тебе тяжело вспоминать сон, не мучайся, <text:span text:style-name="T13">–</text:span> обратилась Твайлайт.</text:p>
      <text:p text:style-name="P1"><text:soft-page-break/><text:span text:style-name="T13">–</text:span> Мне не тяжело, - пробормотала Пинки. Вид Рэрити её явно успокаивал. <text:span text:style-name="T1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13">–</text:span> Постой-постой, Пинки. Кто <text:span text:style-name="T1">—</text:span> она? Какое облако? Какая открытая дверь? <text:span text:style-name="T13">–</text:span> <text:span text:style-name="T1">з</text:span>апуталась Твайлайт.</text:p>
      <text:p text:style-name="P1"><text:span text:style-name="T13">–</text:span> Там была дверь. Неподалёку от шара. Или окно <text:span text:style-name="T1">—</text:span> не помню. В него прыгали пони из шара. И туда улетела Она в виде облака цифр. <text:span text:style-name="T13">–</text:span> Пинки растерялась и наморщила лоб, пытаясь вспомнить.</text:p>
      <text:p text:style-name="P1"><text:span text:style-name="T13">–</text:span> А кто такая “Она”? <text:span text:style-name="T13">–</text:span> не выдержала Дэш.</text:p>
      <text:p text:style-name="P1"><text:span text:style-name="T13">– </text:span><text:span text:style-name="T1">ААА</text:span>!!! <text:span text:style-name="T13">–</text:span> Пинки бросила взгляд на РД и забилась в истерике. <text:span text:style-name="T13">–</text:span> Дэш, пожалуйста, я не хотела! Это не я, я не могла! Просто не могла, пойми! Прости меня! <text:span text:style-name="T13">–</text:span> Розовая кобылка в беспамятстве опустилась на пол, закрывая глаза копытами.</text:p>
      <text:p text:style-name="P1"><text:span text:style-name="T13">–</text:span> Это неестественные страдания. <text:span text:style-name="T13">–</text:span> пробормотала Твайлайт. <text:span text:style-name="T13">–</text:span> Пинки никогда не впадала в отчаяние НАСТОЛЬКО глубоко. И по такому пустячному поводу, как какой-то сон.</text:p>
      <text:p text:style-name="P1"><text:span text:style-name="T13">–</text:span> Бедняжка, <text:span text:style-name="T13">–</text:span> прошептала Рэрити, <text:span text:style-name="T13">–</text:span> у неё сейчас вид как у <text:span text:style-name="T13">&lt;</text:span><text:span text:style-name="T18">сумасшедшей кобылы</text:span><text:span text:style-name="T1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13">–</text:span> Мда. <text:span text:style-name="T13">–</text:span> Твайлайт беспомощно уставилась в закрывшуюся дверь. <text:span text:style-name="T13">–</text:span> Индрэ не предупреждал о таких последствиях <text:span text:style-name="T13">&lt;</text:span><text:span text:style-name="T18">добавить сочувствия</text:span><text:span text:style-name="T13">&gt;</text:span>.</text:p>
      <text:p text:style-name="P1"/>
      <text:p text:style-name="P1"><text:span text:style-name="T13">&lt;</text:span><text:span text:style-name="T18">После этого случая Тавйлайт решает прекратить сеансы двойного сна. Сеанса с ЭйДжей и Флатти не будет</text:span><text:span text:style-name="T13">&gt;</text:span></text:p>
      <text:p text:style-name="P1"/>
      <text:h text:style-name="Heading_20_2" text:outline-level="2">Исчезновение Селестии</text:h>
      <text:p text:style-name="P1"/>
      <text:p text:style-name="P1"><text:span text:style-name="T13">–</text:span> И в твоём мире нет пони-пегасов и пони-единорогов? Есть только земнопони? <text:span text:style-name="T13">–</text:span> допытывалась РД.</text:p>
      <text:p text:style-name="P1"><text:span text:style-name="T1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13">&lt;</text:span><text:span text:style-name="T19">название</text:span><text:span text:style-name="T1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13">–</text:span> Ну хорошо, а кто вами правит? Аликорн? Драконикус? Какой-нибудь человек с рогом во лбу? Или у вас нет правителя?</text:p>
      <text:p text:style-name="P1"><text:span text:style-name="T13">–</text:span> Нет, почему? Правитель есть. Только он не постоянный. Его избирают. Раз в несколько лет.</text:p>
      <text:p text:style-name="P1"><text:span text:style-name="T13">–</text:span> Но это же полная ерунда! <text:span text:style-name="T13">–</text:span> <text:span text:style-name="T1">в</text:span>оскликнула Д<text:span text:style-name="T1">эш</text:span>. <text:span text:style-name="T13">–</text:span> С какой стати он будет заботиться о королевстве как о своём, если будет знать, что через несколько лет оно будет не его? <text:span text:style-name="T13">&lt;</text:span><text:span text:style-name="T19">изменить причину удивления</text:span><text:span text:style-name="T1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text:soft-page-break/>Сосредоточиться мешал шум. Сначала это была тихая дробь на грани слышимости, но постепенно она переросла в звонкое цоканье.</text:p>
      <text:p text:style-name="P1"><text:span text:style-name="T13">–</text:span> Хм. Узнаю походку Твайлайт. Что-то случилось. <text:span text:style-name="T13">–</text:span> заметила <text:span text:style-name="T1">пегаска</text:span>.</text:p>
      <text:p text:style-name="P1">И впрямь, на запыхавшейся единорожке лица не было.</text:p>
      <text:p text:style-name="P1"><text:span text:style-name="T13">–</text:span> Она исчезла!!! <text:span text:style-name="T13">–</text:span> Твайлайт не могла отдышаться.</text:p>
      <text:p text:style-name="P1"><text:span text:style-name="T13">–</text:span> Кто <text:span text:style-name="T1">—</text:span> она??? <text:span text:style-name="T13">–</text:span> <text:span text:style-name="T1">х</text:span>ором воскликнули мы и переглянулись.</text:p>
      <text:p text:style-name="P1"><text:span text:style-name="T13">–</text:span> Прин-цес-са Се-лес-ти-я! <text:span text:style-name="T13">–</text:span> <text:span text:style-name="T1">п</text:span>о слогам отчеканила Твайлайт. <text:span text:style-name="T13">–</text:span> Только это между нами. Государственная тайна. Нас вызывают в Кантерлот.</text:p>
      <text:p text:style-name="P1"><text:span text:style-name="T13">–</text:span> Ну и дела, <text:span text:style-name="T13">–</text:span> покачала головой Д<text:span text:style-name="T1">эш</text:span>. <text:span text:style-name="T13">–</text:span> Я слетаю за остальными. Мы ещё успеем на вечерний поезд.</text:p>
      <text:p text:style-name="P1"><text:span text:style-name="T1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13">–</text:span> Рада видеть вас, мои дорогие, <text:span text:style-name="T13">–</text:span> поприветствовала Луна кобылок. Я удостоился едва заметного кивка. <text:span text:style-name="T13">–</text:span> А где элементы Щедрости и Веселья?</text:p>
      <text:p text:style-name="P1"><text:span text:style-name="T13">–</text:span> Рэрити осталась ухаживать за Пинки. Та очень больна, <text:span text:style-name="T13">–</text:span> выступила за всех Твайлайт. <text:span text:style-name="T13">–</text:span> Что произошло? Стража сказала нам…</text:p>
      <text:p text:style-name="P1"><text:span text:style-name="T13">–</text:span> Увы, они не солгали. Моя сестра пропала вчера утром. Стража видела её накануне вечером, но утром нашли только примятую постель. Я знаю, <text:span text:style-name="T13">–</text:span> тут Луна повернулась ко мне и с едва заметным сарказмом продолжила, <text:span text:style-name="T1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13">–</text:span> Не могу ничем помочь. Я знаю не больше твоего.</text:p>
      <text:p text:style-name="P1">Луна как будто ожидала такой ответ.</text:p>
      <text:p text:style-name="P1"><text:span text:style-name="T13">–</text:span> В таком случае мне понадобится твоя помощь, <text:span text:style-name="T13">–</text:span> Луна кивнула Твайлайт. <text:span text:style-name="T13">–</text:span> Ты была её ближайшей и лучшей ученицей и, я надеюсь, поможешь понять мне, где она находится сейчас.</text:p>
      <text:p text:style-name="P1"><text:span text:style-name="T13">–</text:span> Приложу все усилия, Ваше Высочество. Но мне понадобится провести некоторое время в библиотеке Кантерлота.</text:p>
      <text:p text:style-name="P1"><text:span text:style-name="T1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1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text:soft-page-break/>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1"/>
      <text:p text:style-name="P1"><text:span text:style-name="T13">&lt;</text:span><text:span text:style-name="T18">Как Луна, Твайлайт и Дискорд через месяц будут пробираться к замку Принцесс, если к нему уже сейчас пройти почти невозможно?</text:span><text:span text:style-name="T13">&gt;</text:span></text:p>
      <text:p text:style-name="P11"/>
      <text:p text:style-name="P1"><text:span text:style-name="T13">&lt;</text:span><text:span text:style-name="T1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1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8"> Луна создаёт обратный коридор в срок.</text:span><text:span text:style-name="T1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1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13">—</text:span> виднелось под листвой плюща.</text:p>
      <text:p text:style-name="P1">“Откуда здесь взялся рухнувший Боинг?” <text:span text:style-name="T13">&lt;</text:span><text:span text:style-name="T19">Дуглас </text:span><text:span text:style-name="T20">—</text:span><text:span text:style-name="T19"> </text:span><text:span text:style-name="T20">DC-3</text:span><text:span text:style-name="T1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11"><text:soft-page-break/></text:p>
      <text:p text:style-name="P1"><text:span text:style-name="T13">&lt;</text:span><text:span text:style-name="T18">высоко летать нельзя из-за молний</text:span><text:span text:style-name="T13">&gt;</text:span></text:p>
      <text:p text:style-name="P11"/>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1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1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1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3">—</text:span> помогают идти Твайлайт. Макс и Дэш <text:span text:style-name="T1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3">&lt;</text:span><text:span text:style-name="T18">двухмесячной</text:span><text:span text:style-name="T13">&gt;</text:span> давности осталось лишь направление движения.</text:p>
      <text:p text:style-name="P1">И опять, как <text:span text:style-name="T13">&lt;</text:span><text:span text:style-name="T18">два</text:span><text:span text:style-name="T1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1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text:soft-page-break/>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3">&lt;</text:span><text:span text:style-name="T18">основного потока</text:span><text:span text:style-name="T1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3">***</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oft-page-break/><text:span text:style-name="T13">&lt;</text:span><text:span text:style-name="T18">Поиски Селестии — сюжет:</text:span></text:p>
      <text:p text:style-name="P21">Базовое положение: Селестия физически находится на компе Влада в соседнем с максовым доме, в качестве этической подпрограммы к Нексусу.</text:p>
      <text:p text:style-name="P21">Кратко:</text:p>
      <text:p text:style-name="P2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1">Эпизод 1:</text:p>
      <text:p text:style-name="P2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1">…</text:p>
      <text:p text:style-name="P21">Итого:</text:p>
      <text:p text:style-name="P2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1">Эпизод 3.5 (необязательный): День из жизни Дискорда (впечатления от нового мира, интерес путешествия, нежелание возвращаться).</text:p>
      <text:p text:style-name="P21">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1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13">&lt;</text:span><text:span text:style-name="T18">три месяца</text:span><text:span text:style-name="T1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text:soft-page-break/>–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13">&gt;</text:span>\Привет, Нексус. Это Макс.</text:p>
      <text:p text:style-name="P1"><text:span text:style-name="T13">&lt;\</text:span>Привет, Макс. Рад тебя видеть.</text:p>
      <text:p text:style-name="P14">Хм. Блок эмоций? Или просто модификация стандартного приветствия?</text:p>
      <text:p text:style-name="P1"><text:span text:style-name="T13">&gt;\</text:span>Нексус, отключи память событий за последнюю неделю.</text:p>
      <text:p text:style-name="P1"><text:span text:style-name="T13">&lt;\</text:span>Выполнено, Макс.</text:p>
      <text:p text:style-name="P1"><text:span text:style-name="T13">&gt;</text:span>\Задача по корпоративной логике. Выдай наиболее оптимальное решение.</text:p>
      <text:p text:style-name="P1"><text:span text:style-name="T13">&lt;\</text:span>Жду с нетерпением, Макс.</text:p>
      <text:p text:style-name="P1"><text:span text:style-name="T13">&gt;\</text:span>Постановка задачи.</text:p>
      <text:p text:style-name="P1"><text:span text:style-name="T1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13">&gt;\</text:span>Ограничения.</text:p>
      <text:p text:style-name="P1"><text:span text:style-name="T13">&gt;\</text:span>Ты не можешь подать в суд на компанию Б и ждать результатов, так как за время разбирательства компания А обанкротится.</text:p>
      <text:p text:style-name="P1"><text:span text:style-name="T13">&gt;\</text:span>Задание.</text:p>
      <text:p text:style-name="P1"><text:span text:style-name="T1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13">&lt;\</text:span>Задача принята...</text:p>
      <text:p text:style-name="P1"><text:span text:style-name="T13">&lt;\</text:span>...</text:p>
      <text:p text:style-name="P1"><text:span text:style-name="T13">&lt;\</text:span>...</text:p>
      <text:p text:style-name="P1"><text:soft-page-break/><text:span text:style-name="T13">&lt;\</text:span>Решение:</text:p>
      <text:p text:style-name="P1"><text:span text:style-name="T13">&lt;\&lt;</text:span><text:span text:style-name="T18">Не следует противопоставлять злу ещё большее зло - это только усилит его — </text:span><text:span text:style-name="T19">кодовая фраза</text:span><text:span text:style-name="T2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13">&lt;</text:span><text:span text:style-name="T18">трёх</text:span><text:span text:style-name="T1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3">***</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13">&lt;</text:span><text:span text:style-name="T18">три месяца</text:span><text:span text:style-name="T1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11"/>
      <text:p text:style-name="P1"><text:span text:style-name="T13">&lt;</text:span><text:span text:style-name="T1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3">&gt;</text:span></text:p>
      <text:p text:style-name="P11"/>
      <text:p text:style-name="P1"><text:s/>Пхе! Денег мне не надо — сам раздобуду. Главное — не уходите далеко от коридора. Ко времени <text:soft-page-break/>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3">&lt;</text:span><text:span text:style-name="T18">расширить</text:span><text:span text:style-name="T1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3">&lt;</text:span><text:span text:style-name="T18">расширить</text:span><text:span text:style-name="T1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13">&lt;</text:span><text:span text:style-name="T18">клоунов/санта-клаусов</text:span><text:span text:style-name="T13">&gt;</text:span>, подстерегавших меня на подходе к офису. Возвратившись домой я с удивлением обнаружил сзади <text:span text:style-name="T13">&lt;</text:span><text:span text:style-name="T18">пять</text:span><text:span text:style-name="T13">&gt;</text:span>длинную прореху в куртке, <text:span text:style-name="T13">&lt;</text:span><text:span text:style-name="T18">как будто сделанную пятернёй с металлическими когтями</text:span><text:span text:style-name="T13">&gt;</text:span>явно сделанную ударом ножа вдогонку наотмашь <text:span text:style-name="T13">&lt;</text:span><text:span text:style-name="T18">Эпплджек понадобилось два часа, чтобы зашить её</text:span><text:span text:style-name="T1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13">&lt;</text:span><text:span text:style-name="T18">подать фонарь под другим сосусом</text:span><text:span text:style-name="T1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3">&lt;</text:span><text:span text:style-name="T18">уменьшить подозрения — о них должен догадаться Макс</text:span><text:span text:style-name="T1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text:soft-page-break/>–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3">&lt;</text:span><text:span text:style-name="T18">улучшить</text:span><text:span text:style-name="T13">&gt;</text:span>. А тот случай, когда мне пришлось зашивать тебе куртку после нападения убийц <text:span text:style-name="T13">&lt;</text:span><text:span text:style-name="T18">клоунов/санта-клаусов</text:span><text:span text:style-name="T1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text:soft-page-break/>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13">&lt;</text:span><text:span text:style-name="T18">сначала эпизод - проверка сумки в серверной</text:span><text:span text:style-name="T1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13">&lt;</text:span><text:span text:style-name="T18">“Последний Единорог” Питера Бигла</text:span><text:span text:style-name="T1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1"/>
      <text:p text:style-name="P1"><text:span text:style-name="T13">&lt;</text:span><text:span text:style-name="T18">расширить. Перед кафешкой - диалог с Флатти и ЭйДжей. Все думают, что наконец-то нашли Селестию. Все ликуют</text:span><text:span text:style-name="T13">&gt;</text:span></text:p>
      <text:p text:style-name="P11"/>
      <text:p text:style-name="P1">Анджела вела себя как самая обычная приветливая девушка, не проявляя никаких признаков <text:soft-page-break/>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13">&lt;</text:span><text:span text:style-name="T18">Расширить сцену в кафе. Ожидание, подьём и… падение ожиданий</text:span><text:span text:style-name="T13">&gt;</text:span></text:p>
      <text:p text:style-name="P1"/>
      <text:p text:style-name="P3">***</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13">&lt;</text:span><text:span text:style-name="T18">упомянуть болезнь Флатти в соответствующем разделе</text:span><text:span text:style-name="T1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13">&lt;</text:span><text:span text:style-name="T1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3">&gt;</text:span></text:p>
      <text:p text:style-name="P31"/>
      <text:p text:style-name="P36"><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1"/>
      <text:p text:style-name="P41">Разговор не клеился.</text:p>
      <text:p text:style-name="P3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1"><text:span text:style-name="T1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1"><text:span text:style-name="T1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1"><text:span text:style-name="T13">– </text:span>Ну хорошо. Убедила. В конце-концов, можем поступить так. Вы с Флатти вернётесь обратно а я продолжу поиски здесь.</text:p>
      <text:p text:style-name="P31"><text:span text:style-name="T13">– </text:span>А как мы узнаем, что ты нашёл принцессу? – хмуро отозвалась Эпплджек. – Сами вы вряд ли сможете отсюда создать коридор к Эквестрии.</text:p>
      <text:p text:style-name="P31"><text:span text:style-name="T13">– </text:span>Вы можете связываться со мной раз в месяц по коридору.</text:p>
      <text:p text:style-name="P31"><text:span text:style-name="T1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1"><text:span text:style-name="T13">– </text:span>Ну, не раз в месяц <text:span text:style-name="T1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1">Эпплджек недоверчиво хмыкнула.</text:p>
      <text:p text:style-name="P31"><text:span text:style-name="T1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1"><text:span text:style-name="T1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1"><text:span text:style-name="T13">– </text:span>Конечно оставаться. Кто ещё, кроме нас, может найти её?</text:p>
      <text:p text:style-name="P31"><text:soft-page-break/><text:span text:style-name="T13">– </text:span>Я думал, ты не сможешь оставить Энджела и всех остальных надолго.</text:p>
      <text:p text:style-name="P31"><text:span text:style-name="T1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3"><text:span text:style-name="T13">– </text:span>Извини, Флаттершай, забылся.</text:p>
      <text:p text:style-name="P33"><text:span text:style-name="T13">– </text:span>Та ладно, я ж не против, – возразила Эпплджек. – Не парься, Флатти. Было б хуже, если б он <text:s/>назвал меня Эпплджек на людях.</text:p>
      <text:p text:style-name="P33"><text:span text:style-name="T13">– </text:span>Ты так... – запнулась Флаттершай. – Так быстро забыла свою ферму. И...</text:p>
      <text:p text:style-name="P33"><text:span text:style-name="T1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3"><text:span text:style-name="T13">– </text:span>Как ты можешь так говорить? – расплакалась Флаттершай.</text:p>
      <text:p text:style-name="P33"><text:span text:style-name="T13">– </text:span>Эй, девушки, не ссорьтесь! Мы — одна команда! И надеюсь, останемся ею и в дальнейшем. </text:p>
      <text:list xml:id="list1064911389782973962" text:style-name="L5">
        <text:list-header>
          <text:p text:style-name="P8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3"><text:span text:style-name="T13">– </text:span>А если нет? – Эпплджек смотрела мне мне прямо в глаза.</text:p>
      <text:list xml:id="list194848935606481" text:continue-numbering="true" text:style-name="L5">
        <text:list-header>
          <text:p text:style-name="P83">Я молча пожал плечами. Эпплджек уверенно продолжила.</text:p>
        </text:list-header>
      </text:list>
      <text:p text:style-name="P33"><text:span text:style-name="T1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3"><text:span text:style-name="T13">– </text:span>Спасибо, ЭйДжей.</text:p>
      <text:p text:style-name="P33"><text:span text:style-name="T1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4849297400650" text:continue-numbering="true" text:style-name="L5">
        <text:list-header>
          <text:p text:style-name="P83">Флаттершай пробормотала нечто, показавшееся мне знакомым.</text:p>
        </text:list-header>
      </text:list>
      <text:p text:style-name="P33"><text:span text:style-name="T13">– </text:span>Флатти, ты что-то сказала? Я не расслышал.</text:p>
      <text:p text:style-name="P33"><text:span text:style-name="T13">– </text:span>Намерение Изменяет Реальность.</text:p>
      <text:p text:style-name="P33"><text:span text:style-name="T13">– </text:span>Эээ. А где ты слышала эту фразу, если не секрет?</text:p>
      <text:p text:style-name="P33"><text:span text:style-name="T1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4849199446002" text:continue-numbering="true" text:style-name="L5">
        <text:list-header>
          <text:p text:style-name="P83">У меня как будто вспыхнула лампочка в мозгу. Кирпичики быстро выстраивались в целостную картину. Я ринулся в прихожую.</text:p>
        </text:list-header>
      </text:list>
      <text:p text:style-name="P33"><text:span text:style-name="T13">– </text:span>Флатти, ЭйДжей, буду через час. Ждите!</text:p>
      <text:p text:style-name="P31"/>
      <text:h text:style-name="P87" text:outline-level="2">Почти.</text:h>
      <text:p text:style-name="P43"/>
      <text:p text:style-name="P33">В офисе меня встретил лыбящийся Стас.</text:p>
      <text:p text:style-name="P3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3">Я уставился на Стаса и он, захлёбываясь от торопливости, начал <text:span text:style-name="T13">расказывать</text:span>.</text:p>
      <text:p text:style-name="P33"><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3">– Ты его уничтожил?</text:p>
      <text:p text:style-name="P33">– Кого?</text:p>
      <text:p text:style-name="P33">– Этический модуль. Селестию.</text:p>
      <text:p text:style-name="P3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3">– Ты его уничтожил?</text:p>
      <text:p text:style-name="P3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3">– То есть, на домашнем компьютере Влада модуль работает и дальше?</text:p>
      <text:p text:style-name="P33">– Ага. К нему-то у меня доступа нету. Но в кластер к Нексусу он больше не пролезет.</text:p>
      <text:p text:style-name="P33">– Спасибо, Стас. Ты молодец.</text:p>
      <text:p text:style-name="P33">Ниточка, чуть было не прервавшаяся в офисе, повела в квартиру Влада.</text:p>
      <text:p text:style-name="P33"/>
      <text:h text:style-name="P87" text:outline-level="2">Дискорд</text:h>
      <text:p text:style-name="Text_20_body"/>
      <text:p text:style-name="P43">Девушки поспешно собирались, пока я растолковывал им задачу.</text:p>
      <text:p text:style-name="P43"><text:span text:style-name="T1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3"><text:span text:style-name="T13">– </text:span>Это тот твой приятель, который разбился с полгода назад? – спросила Эпплджек.</text:p>
      <text:p text:style-name="P43"><text:span text:style-name="T13">– </text:span>Да, это он.</text:p>
      <text:p text:style-name="P43"><text:span text:style-name="T13">– </text:span>А как мы попадём в его квартиру? Там сейчас кто-то живёт? – Флаттершай прыгала на одной ноге, натягивая кед.</text:p>
      <text:p text:style-name="P43"><text:span text:style-name="T1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4">В гараже я обошёл старый верный <text:span text:style-name="T13">Nissan Navara</text:span> и направился к маленькому электрическому <text:span text:style-name="T13">Eva. </text:span>Для того, чтоб не привлекать внимание, самое оно. <text:s/><text:span text:style-name="T13">&lt;</text:span><text:span text:style-name="T18">Найти более природный повод упомянуть о наваре. Например, перенести его упоминание в начало второй части (Терра) и оформить, как знакомство </text:span><text:soft-page-break/><text:span text:style-name="T18">девушек с автопарком макса</text:span><text:span text:style-name="T13">&gt;</text:span></text:p>
      <text:p text:style-name="P4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3">&lt;</text:span><text:span text:style-name="T18">Плохо написано!</text:span><text:span text:style-name="T13">&gt;</text:span></text:p>
      <text:p text:style-name="P44">Я поднёс брелок пропуска к домофону, но дверь подъезда не открылась. Замигала красная лампочка и зажужжал зуммер.</text:p>
      <text:p text:style-name="P44">Я выругался.</text:p>
      <text:p text:style-name="P44"><text:span text:style-name="T13">– </text:span>Макс, что случилось? У нас проблемы?</text:p>
      <text:p text:style-name="P44"><text:span text:style-name="T1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4"><text:span text:style-name="T13">– </text:span>Так что, будем ломать дверь? – Эпплджек критически осмотрелась, подмечая бабулек на лавочке и зевак во внутреннем скверике.</text:p>
      <text:p text:style-name="P44"><text:span text:style-name="T13">– </text:span>Нет нужды. Лучше станьте-ка сзади меня так, чтобы заслонить от этих бабулек и от вооон той камеры наблюдения.</text:p>
      <text:list xml:id="list1308886105682807677" text:style-name="L6">
        <text:list-header>
          <text:p text:style-name="P8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3">Раздался лёгкий «кряк» и дверь подалась.</text:p>
      <text:p text:style-name="P46"><text:span text:style-name="T13">– </text:span>Девушки, заходим.</text:p>
      <text:p text:style-name="P3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1"><text:span text:style-name="T1">Компьютер</text:span> стоял там же, где и обычно <text:span text:style-name="T1">— в личном кабинете Влада на столе у окна.</text:span></text:p>
      <text:p text:style-name="P46"><text:span text:style-name="T13">– </text:span>Макс, тут окно разбито! И верёвка какая-то висит. – крикнула Флаттершай из кухни.</text:p>
      <text:p text:style-name="P46"><text:span text:style-name="T13">– </text:span>Оставь, Флатти, не сейчас! – отмахнулся я.</text:p>
      <text:p text:style-name="P52">Лампочка питания на ноутбуке горела, <text:s/>но подключенный монитор оставался тёмным. Я постучал по пробелу, но безрезультатно.</text:p>
      <text:p text:style-name="P46"><text:soft-page-break/><text:span text:style-name="T13">– </text:span>Может, стукни его хорошенько? – посоветовала Эпплджек. – Я всегда так делаю, когда у твоего компа интернет тормозит. Почти всегда помогает...</text:p>
      <text:p text:style-name="P46"><text:span text:style-name="T13">– </text:span>Монитор выключен. – <text:s/>раздалось из угла. Кресло с высокой спинкой повернулось, открыв нашим взорам Дискорда. </text:p>
      <text:p text:style-name="P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6">Он приподнял панамку, дурашливо здороваясь.</text:p>
      <text:p text:style-name="P46"><text:span text:style-name="T13">– </text:span>Оп-па! – пробормотала Эпплджек. – Нежданчик!</text:p>
      <text:p text:style-name="P46"><text:span text:style-name="T13">– </text:span>Ты, я вижу, времени не терял, – моя рука под прикрытием стола медленно тянулась к тяжёлой фарфоровой кружке, стоящей на краю.</text:p>
      <text:p text:style-name="P53"><text:span text:style-name="T1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13">– </text:span>А почему ты вообще решил искать нас тут? – спросила Эпплджек. – Приехал бы домой. Мы б тебя чаем напоили.</text:p>
      <text:p text:style-name="P53"><text:span text:style-name="T13">– </text:span>Видишь ли, дорогая Эй-Джей, я с самого начала знал, где находится наша уважаемая принцесса, а времени в обрез, так что...</text:p>
      <text:p text:style-name="P55">В проёме дверей появилась Флаттершай.</text:p>
      <text:p text:style-name="P53"><text:span text:style-name="T13">– </text:span>С кем это вы тут разговариваете?</text:p>
      <text:list xml:id="list619851364609847223" text:style-name="L7">
        <text:list-header>
          <text:p text:style-name="P8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5">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46">На лице Дискорда появилось удивлённо-мечтательное выражение и он вырубился.</text:p>
      <text:p text:style-name="P46"/>
      <text:h text:style-name="Heading_20_2" text:outline-level="2">Селестия</text:h>
      <text:p text:style-name="P46"/>
      <text:p text:style-name="P46">Включенный монитор показал схематическое изображение Селестиии, </text:p>
      <text:p text:style-name="P47">&gt;\<text:span text:style-name="T1">Привет, Селестия. Это Макс. Как себя чувствуешь?</text:span></text:p>
      <text:p text:style-name="P47">&lt;\<text:span text:style-name="T1">Макс? МАКС??? МА-А-А-АКС!!! НАКОНЕЦ-ТО! КАК Я РАДА ТЕБЯ СЛЫШАТЬ! </text:span></text:p>
      <text:p text:style-name="P47"><text:soft-page-break/>&gt;\<text:span text:style-name="T1">Я рад, что нашёл тебя, Тия.</text:span></text:p>
      <text:p text:style-name="P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7">&gt;\<text:span text:style-name="T1">Тия, я сейчас подключу микрофон и колонки, и мы сможем общаться более удобно.</text:span></text:p>
      <text:p text:style-name="P46">…</text:p>
      <text:p text:style-name="P46">– Привет опять. Как ты меня слышишь?</text:p>
      <text:p text:style-name="P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7">– <text:span text:style-name="T1">Могу себе представить. Как-то раз я провёл три часа камере сенсорной депривации. Мне не понравилось.</text:span></text:p>
      <text:p text:style-name="P46">– Эммм... Ваше Высочество, вы в порядке? Мы так рады, что наконец-то нашли Вас! – вклинилась в разговор Эпплджек.</text:p>
      <text:p text:style-name="P46">– Кто тут? Макс, кто ещё с тобой?</text:p>
      <text:p text:style-name="P47"><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7">– <text:span text:style-name="T1">Девочки? Я рада вас слышать. А Твайлайт нет рядом?</text:span></text:p>
      <text:p text:style-name="P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6">При этих словах Дискорд замычал и задёргался. Эпплджек нахмурилась и проверила верёвки, привязывающие его к спинке стула.</text:p>
      <text:p text:style-name="P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6">– Ноутбук — так называется место, где я нахожусь сейчас? А кто это мычит?</text:p>
      <text:p text:style-name="P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6">– О, духи предков, но зачем??? Почему у него кляп во рту?</text:p>
      <text:p text:style-name="P46">– Мы связали его. Он нас предал. И тебя. И Эквестрию. Всех.</text:p>
      <text:p text:style-name="P46">При этих словах Эпплджек и Флаттершай непонимающе уставились на меня, а Дискорд протестующе замычал.</text:p>
      <text:p text:style-name="P46">Я начал рассказывать о своих догадках, и непонимающее выражение на лицах девушек сменилось удивлением.</text:p>
      <text:p text:style-name="P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6">– А зачем тогда ты приложила его книгой? – непонимающе уставился я на неё.</text:p>
      <text:p text:style-name="P46">– Потому что ты напал на него. Я и подумала — тебе виднее. И подсобила.</text:p>
      <text:p text:style-name="P46">Флаттершай отрицающе мотнула головой.</text:p>
      <text:p text:style-name="P46">– Не может Дискорд быть предателем. Он мой друг.</text:p>
      <text:p text:style-name="P46">Дискорд благодарственно замычал и закивал головой.</text:p>
      <text:p text:style-name="P46"><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6">Дискорд завёл глаза на лоб и обречённо завыл.</text:p>
      <text:p text:style-name="P46">– Макс, постой. Дай мне поговорить с ним. – сказала Селестия. – Не могу поверить, что Дискорд на такое пошёл.</text:p>
      <text:p text:style-name="P46">– Ну хорошо. Поговори. Послушаем, что он скажет.</text:p>
      <text:p text:style-name="P46">Я красноречиво покачал кулак перед его носом и вытащил кляп.</text:p>
      <text:p text:style-name="P46">...</text:p>
      <text:p text:style-name="P57">– Ффы, тьфу, пффф, пфу! <text:span text:style-name="T13">&lt;</text:span><text:span text:style-name="T18">Вот дискорд! Я, то бишь!</text:span><text:span text:style-name="T1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3">— </text:span><text:span text:style-name="T1">получишь кляп обратно.</text:span></text:p>
      <text:p text:style-name="P57">– Это я-то устраиваю цирк?!! ДА ТЫ НА СЕБЯ ПОСМОТРИ, КЛОУН!!! На людей кидаешься, чашками бросаешься, вон, мне нос разбил! Дерёшься...</text:p>
      <text:p text:style-name="P57">Я угрожающе поднёс тряпку к лицу Дискорда.</text:p>
      <text:p text:style-name="P57">– Ещё одно слово в таком тоне, и ты заткнёшься, а мы уйдём в Эквестрию без тебя!</text:p>
      <text:p text:style-name="P5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7">Дискорд демонстративно закрыл рот и посвистывая уставился в потолок.</text:p>
      <text:p text:style-name="P57">Разговор зашёл в тупик.</text:p>
      <text:p text:style-name="P59"/>
      <text:p text:style-name="P60">На мониторе высветился текст:</text:p>
      <text:p text:style-name="P5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0"/>
      <text:p text:style-name="P60">Из колонок послышался лёгкий шорох.</text:p>
      <text:p text:style-name="P57">– Дик, сейчас не время для ссор. – голос Селестии был мягким, но настойчивым. – Мы в одной лодке.</text:p>
      <text:p text:style-name="P57">– Тебе легко говорить! Тебе не разбивали нос и не оскорбляли угрозами!</text:p>
      <text:p text:style-name="P57">– Ты должен понимать, что у Макса были все основания так себя вести. Твоё поведение вызвало подозрения у него, ведь он мало тебя знает. </text:p>
      <text:p text:style-name="P57">К уговорам Селестии присоединилась Флаттершай.</text:p>
      <text:p text:style-name="P57">– Дискорд, миленький, прости его. Макс хороший. Он просто не знал, что ты тоже хороший...</text:p>
      <text:p text:style-name="P57">У Дискорда покраснели уши и он засмущался и заворчал.</text:p>
      <text:p text:style-name="P5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7">Я пропустил «дятла» мимо ушей.</text:p>
      <text:p text:style-name="P61">–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58">***</text:p>
      <text:p text:style-name="P5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7">Потому разбрасываться такой возможностью не стоит. Если уж тебе повезло оказаться в новом мире — исследуй его сполна!..</text:p>
      <text:p text:style-name="P58">***</text:p>
      <text:p text:style-name="P62">&lt;<text:span text:style-name="T19">сюда можно вставить похождения Дискорда — вторая неопубликованная глава. Первая — секс с Селестией</text:span>&gt;</text:p>
      <text:p text:style-name="P58">***</text:p>
      <text:p text:style-name="P60">– Развяжите мне, наконец, руки! Или хотя бы одну. Плечами жестикулировать неудобно.... </text:p>
      <text:p text:style-name="P60">Я развязал Дискорду левую руку.</text:p>
      <text:p text:style-name="P5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0">Дискорд принялся разминать затёкшее запястье.</text:p>
      <text:p text:style-name="P6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0">– Какое письмо, Корди? – вскинулась до этого зачарованно слушавшая Дискорда Флаттершай.</text:p>
      <text:p text:style-name="P60">– Ну ваше же! Вы с Эпплджек написали мне о своих мытарствах тут. Вежливо так написали, спасибо...</text:p>
      <text:p text:style-name="P60">Флаттершай покрылась пунцовыми пятнами.</text:p>
      <text:p text:style-name="P60">– Я... Мы... – тут она совсем стушевалась.</text:p>
      <text:p text:style-name="P60">– Так а почему ты сказал, что никто не уйдёт в Эквестрию? – наконец перебила Дискорда скучавшая до этого Эпплджек.</text:p>
      <text:p text:style-name="P60">Дискорд уставился на неё долгим взглядом, а потом хлопнул себя по лбу.</text:p>
      <text:p text:style-name="P6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13">&lt;</text:span><text:span text:style-name="T14">упомянуть, что Дискорд учился играть на гитаре в Эквестрии — брал уроки у Рэйнбоу</text:span><text:span text:style-name="T13">&gt;</text:span>).<text:span text:style-name="T13"> </text:span>То есть, эквестрийские три месяца немного короче местных...<text:span text:style-name="T13">&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3">&gt;</text:span></text:p>
      <text:p text:style-name="P60">– И что? – продолжила его мысль Эпплджек.</text:p>
      <text:p text:style-name="P60">– Эквестрийские <text:span text:style-name="T13">&lt;</text:span><text:span text:style-name="T18">три месяца</text:span><text:span text:style-name="T13">&gt;</text:span> КО-РО-ЧЕ местных. – с нажимом повторил Дискорд. – По моим подсчётам, на два дня.</text:p>
      <text:p text:style-name="P60">– И?!! – до меня уже дошло, но Эпплджек продолжала тупить.</text:p>
      <text:p text:style-name="P60">– Короче, времени у нас осталось что-то около пятнадцати минут. Или около того. – заявил Дискорд, поднеся к глазам запястье с массивными часами.</text:p>
      <text:p text:style-name="P60">– СКОЛЬКО??? – воскликнули хором я и девушки.</text:p>
      <text:p text:style-name="P60">Дискорд открыл было рот, но его слова заглушил звонок в дверь.</text:p>
      <text:p text:style-name="P60">– ОТКРОЙТЕ, ПОЛИЦИЯ! Вам даётся полминуты, чтобы открыть дверь. Через тридцать секунд дверь будет выбита!</text:p>
      <text:p text:style-name="P6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0">Блядь!</text:p>
      <text:p text:style-name="P60">– На крышу, живо!!! Через окно на кухне! – зашипел Дискорд, отчаянно дёргая узлы свободной рукой.</text:p>
      <text:p text:style-name="P60">Эпплджек, одной рукой сгребя в охапку ноутбук, второй увлекая Флаттершай, кинулась на кухню.</text:p>
      <text:p text:style-name="P60">– А толку? Куда мы с крыши денемся? – спросил я растерянно. Дискорд только раздражённо зарычал в ответ.</text:p>
      <text:p text:style-name="P57">Дверь содрогнулась от мощного удара. Послышался стук падающей штукатурки. Я сломя голову кинулся на кухню.</text:p>
      <text:p text:style-name="P57">– Развяжи меня, идиот!!! – гаркнул вдогонку Дискорд.</text:p>
      <text:p text:style-name="P5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7">– Давай на крышу! Я догоню! – рявкнул он, освобождая вторую руку.</text:p>
      <text:p text:style-name="P57">От второго удара дверная коробка крякнула и наполовину въехала в коридор. </text:p>
      <text:p text:style-name="P5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7">Верёвка в кухонном окне дёргалась от движений лезущих по ней Флатти и Эпплджек. Я словил её рукой и стал на подоконник.</text:p>
      <text:p text:style-name="P57">Чёрт!</text:p>
      <text:p text:style-name="P5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7"><text:soft-page-break/>Но нет, триста тысяч чертей, раз девушки смогли – я тоже смогу!</text:p>
      <text:p text:style-name="P5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7">Я успел сократить расстояние до Эпплджек наполовину, когда девушки нашли решение.</text:p>
      <text:p text:style-name="P5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7">Я выдохнул.</text:p>
      <text:p text:style-name="P5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7">Чёрт! Чёрт! Чёрт! Чёрт!</text:p>
      <text:p text:style-name="P57">Бля!!!...</text:p>
      <text:p text:style-name="P57">Верёвка закончилась, а вместе с ней прекратилась и боль в сожжёных суставах. Наконец-то у меня появилось время для паники. Я обнял ноги<text:span text:style-name="T13"> </text:span>Эпплджек покрепче, закрыл глаза и приготовился...</text:p>
      <text:p text:style-name="P57"/>
      <text:h text:style-name="Heading_20_2" text:outline-level="2">Назад, в Эквестрию</text:h>
      <text:p text:style-name="P57"/>
      <text:p text:style-name="P57">Долго паниковать не пришлось. </text:p>
      <text:p text:style-name="P57">Я почувствовал сильный рывок за шиворот и захват поперёк груди. </text:p>
      <text:p text:style-name="P57">– ОТПУСТИ ДЕВЧОНКУ!!! – загрохотало мне в ухо. Я открыл глаза.</text:p>
      <text:p text:style-name="P57"><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7">Я чуть поднял глаза и уставился в чешуйчатую морду дракона.</text:p>
      <text:p text:style-name="P57">– Отпусти Эпплджек. Я её держу. – повторил Дискорд. – Мне сбалансироваться надо. Вы не такие уж и лёгкие.</text:p>
      <text:p text:style-name="P5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7">Наконец это ему удалось, и дальнейший подъём на крышу происходил в молчании.</text:p>
      <text:p text:style-name="P5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7">Флаттершай оторвала заплаканное лицо от моей ветровки.</text:p>
      <text:p text:style-name="P57">– Да-да, ты прав, Корди. Я готова.</text:p>
      <text:p text:style-name="P57">На длинной шее Дискорда разместились Эпплджек и Флаттершай. Я, для сохранения баланса, разместился позади крыльев.</text:p>
      <text:p text:style-name="P57">Дискорд расправил крылья и начал короткую пробежку к краю.</text:p>
      <text:p text:style-name="P6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7">И мы полетели навстречу закату.</text:p>
      <text:p text:style-name="P5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7">Впереди по курсу увеличивалась громада моей высотки. Дискорд летел прямо на разрыв в ограждении, который я проделал <text:span text:style-name="T13">&lt;</text:span><text:span text:style-name="T18">полгода</text:span><text:span text:style-name="T13">&gt;</text:span> назад своим проходом в Эквестрию.</text:p>
      <text:p text:style-name="P5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7">– Пристегните ремни! – проревел Дискорд, резко ускоряясь. – Будет весело!!!</text:p>
      <text:p text:style-name="P5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7">– ЙУУУУУУУХХХУУУУУ!!! – заорал Дискорд, сложил крылья и врезался в шар.</text:p>
      <text:p text:style-name="P61">&lt;<text:span text:style-name="T1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5"/>
      <text:p text:style-name="P33">То ли Дискорд не дождался, пока проход достигнет максимальной величины, то ли сил оставшихся <text:soft-page-break/>на той стороне Луны и Твайлайт было недостаточно, но для того, чтоб мы вписались, размеров прохода не хватило.</text:p>
      <text:p text:style-name="P3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3">е</text:span><text:span text:style-name="T1">еся</text:span> <text:span text:style-name="T1">в пустоте кресло </text:span>.</text:p>
      <text:p text:style-name="P31"><text:span text:style-name="T1">– </text:span>Анакорн. <text:span text:style-name="T1">– о</text:span>трекомендовался он. <text:span text:style-name="T13">– </text:span><text:span text:style-name="T1">Демиург.</text:span></text:p>
      <text:p text:style-name="P31"><text:span text:style-name="T1">– </text:span>П-привет. Макс. <text:span text:style-name="T1">– в</text:span> смятении представился я.</text:p>
      <text:p text:style-name="P3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1"><text:span text:style-name="T1">Юноша</text:span> закинул ногу за ногу и пытливо смотрел на меня, играя карандашём .</text:p>
      <text:p text:style-name="P31">Я совсем запутался.</text:p>
      <text:p text:style-name="P31"><text:span text:style-name="T1">– </text:span>Какая проблема? Какое решение? Кто ты <text:span text:style-name="T1">вообще</text:span>?</text:p>
      <text:p text:style-name="P31"><text:span text:style-name="T13">– </text:span><text:span text:style-name="T1">Хорошо, с</text:span>ейчас объясню, <text:span text:style-name="T1">– </text:span>кивнул <text:span text:style-name="T1">Анакорн</text:span>. <text:span text:style-name="T13">– </text:span><text:span text:style-name="T1">Понимаю, ты пока не вполне в теме от шока...</text:span></text:p>
      <text:p text:style-name="P3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3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3">– Стоп, не торопись. – у меня голова пошла кругом от информации. – Я ничего не понял. Какие-такие проблемы? Какие варианты? Зачем его поддерживать?</text:p>
      <text:p text:style-name="P33">Анакорн недовольно поморщился, но продолжил.</text:p>
      <text:p text:style-name="P3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3">На голограмме появилась солнечная система Эквуса. Почему-то в центре системы был сам Эквус. Вокруг него вращались солнце и луна.</text:p>
      <text:p text:style-name="P33">Анакорн плюхнулся обратно в кресло и схватился за голову. Потом, немного успокоившись, продолжил.</text:p>
      <text:p text:style-name="P3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3">Анакорн отпил из стакана и продолжил.</text:p>
      <text:p text:style-name="P3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1"><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3">&lt;</text:span><text:span text:style-name="T19">привязать к реальным событиям, описанным выше</text:span><text:span text:style-name="T13">&gt;</text:span><text:span text:style-name="T1">. А из таких посёлков Эквестрия состоит на 80% </text:span><text:span text:style-name="T13">&lt;</text:span><text:span text:style-name="T1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3">Анакорн постучал по столику указкой. Солнечная система увеличилась, оставив в поле зрения только шар Эквуса.</text:p>
      <text:p text:style-name="P3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37">Ко мне наконец-то пришло понимание ситуации.</text:p>
      <text:p text:style-name="P3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3">Анакорн смутился.</text:p>
      <text:p text:style-name="P3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3">(<text:span text:style-name="T1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3"><text:span text:style-name="T16">– Сам ты раздолбай! – произнёс, наконец, Свирл</text:span>)</text:p>
      <text:p text:style-name="P33">… И создали вы его достаточно топорно — видишь, он трещит по швам.</text:p>
      <text:p text:style-name="P33">– Хмм. То есть, это брони создали Эквус?</text:p>
      <text:p text:style-name="P3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3"><text:soft-page-break/>Я вспомнил события последнего года <text:span text:style-name="T13">&lt;</text:span>упомянуть в эпизоде на Терре, что МЛП-сериал закрылся год назад<text:span text:style-name="T13">&gt;</text:span></text:p>
      <text:p text:style-name="P3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3">Анакорн с такой силой сжал карандаш, что он хрустнул.</text:p>
      <text:p text:style-name="P3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5">– </text:p>
      <text:p text:style-name="P3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7">– Верни Рэйнбоу!!!</text:p>
      <text:p text:style-name="P37">Обломки карандаша выпали из кулака Анакорна на столик.</text:p>
      <text:p text:style-name="P37">– Э-э-э… м-м-м… ну-у-у... Нельзя сказать, что это совсем невыполнимо… Но, прямо скажу, задачка не для студента!</text:p>
      <text:p text:style-name="P37">– А ты студент?</text:p>
      <text:p text:style-name="P3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text:soft-page-break/>сделать для тебя. К примеру, мне по силам перевести тебя на более высокий энергетический уровень. Или же…</text:p>
      <text:p text:style-name="P37">– Нет. Плата остаётся неизменной. Тут мы квиты. У меня тоже мало шансов помочь тебе — я не имею ни малейшего понятия, как это сделать.</text:p>
      <text:p text:style-name="P37">Ставшие почти прозрачными стены комнаты снова обрели материальность. Анакорн пожал плечами и протянул мне руку через столик.</text:p>
      <text:p text:style-name="P3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7">Я задумался.</text:p>
      <text:p text:style-name="P3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7">Анакорн почесал в затылке.</text:p>
      <text:p text:style-name="P37">– А кьютимарки? Как, <text:span text:style-name="T13">&lt;</text:span><text:span text:style-name="T20">чёрт</text:span><text:span text:style-name="T13">&gt;</text:span> меня побери, объяснить кьютимарки?</text:p>
      <text:p text:style-name="P37">– А кьютимарки ты сам даришь пони, когда распознаёшь их жизненное предназначение.</text:p>
      <text:p text:style-name="P3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7">Я пожал плечами.</text:p>
      <text:p text:style-name="P37">– А по-другому я не могу объяснить их появление. К сожалению.</text:p>
      <text:p text:style-name="P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8">– Хорошо. Уболтал. Кьютимарки беру на себя. Так и знал, что мне самое трудное достанется!</text:p>
      <text:p text:style-name="P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8">Анакорн проследил мой взгляд.</text:p>
      <text:p text:style-name="P48">– Нечего так смотреть. Если я стану применять магию вместо ловкости, теряется весь смысл упражнения... О, глянь-ка на Эквус!</text:p>
      <text:p text:style-name="P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48">–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8"/>
      <text:p text:style-name="P50">Да, т<text:span text:style-name="T2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1"/>
      <text:p text:style-name="P5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0"/>
      <text:p text:style-name="P48">Я опять задумался. В голове было пусто. Хотя, если подумать с точки зрения программиста, можно... Наверное можно, раз все предыдущее прокатило...</text:p>
      <text:p text:style-name="P49">–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9">– Не понял? Это как? Как ты совместишь разрушенную магическими войнами Эквестрию с романтически-сексуальным раем для попаданцев?</text:p>
      <text:p text:style-name="P49"><text:span text:style-name="T1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9">Анакорн долго мусолил карандаш, а потом вдруг заржал.</text:p>
      <text:p text:style-name="P49"><text:span text:style-name="T1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9"><text:span text:style-name="T13">– </text:span>Я ничего никому не назначаю. Ты просил меня придумать отмазку для объяснения различий в фэндоме — я придумал. Не нравится — ну, извиняй.</text:p>
      <text:p text:style-name="P49">Анакорн примирительно похлопал меня по плечу.</text:p>
      <text:p text:style-name="P49"><text:span text:style-name="T1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9">Я подозрительно посмотрел на Анакорна.</text:p>
      <text:p text:style-name="P49"><text:span text:style-name="T13">– </text:span>Какой ещё, нафиг, «мой фанфик»? Я никакого фанфика не писал. И не собираюсь, вообще-то.</text:p>
      <text:p text:style-name="P49">Анакорн ехидно ухмыльнулся и откинулся в кресле, переплетя пальцы за затылком.</text:p>
      <text:p text:style-name="P49"><text:span text:style-name="T1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8"><text:span text:style-name="T1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8"><text:span text:style-name="T1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8"><text:span text:style-name="T13">– </text:span>Факн щит<text:note text:id="ftn6" text:note-class="footnote"><text:note-citation>6</text:note-citation><text:note-body><text:p text:style-name="P6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8">Анакорн развёл руками.</text:p>
      <text:p text:style-name="P48"><text:span text:style-name="T1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8">Анакорн, глядя на мои терзания, понимающе кивнул и продолжил.</text:p>
      <text:p text:style-name="P3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3">– Гм! Я бы попросил тебя не касаться моих отношений с Рэйнбоу.</text:p>
      <text:p text:style-name="P3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3">У меня сердце буквально ухнуло куда-то вниз, в область желудка.</text:p>
      <text:p text:style-name="P3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3">&lt;&gt;</text:span></text:p>
      <text:p text:style-name="P3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3">– Та ладно, не утешай. Я не маленький ребёнок. Долг платежом красен. Сделаю то, что ты хочешь. Как сумею.</text:p>
      <text:p text:style-name="P33"><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3">Анакорн наблюдал за мной без улыбки. По его нейтральному выражению лица невозможно было догадаться, о чём он думает.</text:p>
      <text:p text:style-name="P33">– Ну вот и отлично. Рад, что мы наконец-то пришли к сделке.</text:p>
      <text:p text:style-name="P3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8">– Пора закругляться. Ты начинаешь сгорать. Надо утрясти последние детали, пока ещё есть пару минут.</text:p>
      <text:p text:style-name="P33">– Валяй. Я тебя внимательно слушаю.</text:p>
      <text:p text:style-name="P3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8">Такова природа низкоэнергетических монад</text:span>.</text:p>
      <text:p text:style-name="P33">– А я разве сплю?</text:p>
      <text:p text:style-name="P33">– Сейчас — нет. Но как только мы закроем сделку — проснёшься. Потому что нет иного способа вернуть тебя в реальный мир.</text:p>
      <text:p text:style-name="P33">– Эээ, постой. А как я в Эквестрию и обратно возвращался?</text:p>
      <text:p text:style-name="P3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3">Так вот, возвращать тебя обратно в твой мир я не буду. </text:p>
      <text:p text:style-name="P33">Во-первых, может возникнуть временная <text:span text:style-name="T13">&lt;</text:span><text:span text:style-name="T18">парадокс</text:span><text:span text:style-name="T1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3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3">– Ты ещё увидишь пару снов на прощание. Удачи!</text:p>
      <text:p text:style-name="P33"/>
      <text:p text:style-name="P34">***</text:p>
      <text:p text:style-name="P33"><text:soft-page-break/>– Привет, Макс. – образ Селестии снова реял передо мной, как <text:span text:style-name="T13">&lt;</text:span><text:span text:style-name="T18">полгода</text:span><text:span text:style-name="T13">&gt;</text:span> назад. – Я хочу поблагодарить тебя за всё.</text:p>
      <text:p text:style-name="P33">– Пожалста. – ответил я безучастно. – Всегда рад. Только Вам не нужно было ТАК распинаться, чтобы заручиться моей помощью.</text:p>
      <text:p text:style-name="P33">Селестия на мгновение смутилась, но продолжила.</text:p>
      <text:p text:style-name="P3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7">Селестия кивнула, соглашаясь, и образ её начал меркнуть.</text:p>
      <text:p text:style-name="P61">– <text:span text:style-name="T1">Окей. Будь счастлив и... спасибо тебе за всё, Макс.</text:span></text:p>
      <text:p text:style-name="P57">…</text:p>
      <text:p text:style-name="P6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7"/>
      <text:list xml:id="list5657606167952073104" text:style-name="L8">
        <text:list-header>
          <text:p text:style-name="P85">(<text:span text:style-name="T21">Луна — как повелительница снов, слышала разговор Макса с Анакорном</text:span>)</text:p>
          <text:p text:style-name="P86"/>
        </text:list-header>
      </text:list>
      <text:p text:style-name="P58">***</text:p>
      <text:p text:style-name="P31"><text:span text:style-name="T1">–</text:span> Ты?..</text:p>
      <text:p text:style-name="P31"><text:span text:style-name="T1">–</text:span> Ты??!</text:p>
      <text:p text:style-name="P31"><text:span text:style-name="T1">–</text:span> Ты мне снишься??</text:p>
      <text:p text:style-name="P31"><text:span text:style-name="T1">–</text:span> Это ты мне снишься!!</text:p>
      <text:p text:style-name="P31"><text:span text:style-name="T1">–</text:span> Неважно… Пусть мы друг-другу снимся… Ты как, Дэш?</text:p>
      <text:p text:style-name="P3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1"><text:span text:style-name="T1">–</text:span> И я в порядке. Вот, возвращаюсь в свой мир. Ну, не совсем в свой. Почти в свой.</text:p>
      <text:p text:style-name="P31"><text:span text:style-name="T1">–</text:span> Навсегда?</text:p>
      <text:p text:style-name="P31"><text:span text:style-name="T1">–</text:span> Скорее всего, да.</text:p>
      <text:p text:style-name="P31"><text:span text:style-name="T1">–</text:span> Это плохо. Я хотела тебе сказать…</text:p>
      <text:p text:style-name="P31"><text:soft-page-break/><text:span text:style-name="T1">–</text:span> Не надо, Дэш. Не стоит терзать себя. Мне тоже очень хотелось остаться. Но так надо. Мне очень жаль…</text:p>
      <text:p text:style-name="P3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1"><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1"><text:span text:style-name="T1">–</text:span> И тебя, и Твайлайт, и Рэрити, и Селестию, и всех-всех-всех… Таковы правила.</text:p>
      <text:p text:style-name="P31"><text:span text:style-name="T13">– </text:span>Д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31">Я опустил руку на шею Дэш и ощутил теплоту и лёгкое покалывание в пустоте.</text:p>
      <text:p text:style-name="P31"><text:span text:style-name="T13">–</text:span> Мне кажется, Дэш, <text:span text:style-name="T1">м</text:span>ы найдём способ связаться. Рано или поздно.</text:p>
      <text:p text:style-name="P31"><text:span text:style-name="T1">–</text:span> И лучше рано, чем поздно! Я не люблю ждать!</text:p>
      <text:p text:style-name="P31"><text:span text:style-name="T1">–</text:span> Да, Дэш. <text:span text:style-name="T1">–</text:span> Её образ начал таять. <text:span text:style-name="T1">–</text:span> Да, я помню. Я всё ещё помню…</text:p>
      <text:p text:style-name="P31"/>
      <text:h text:style-name="Heading_20_2" text:outline-level="2">Земля</text:h>
      <text:p text:style-name="P31"/>
      <text:p text:style-name="P3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3">двенадцати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39"><text:span text:style-name="T1">Я нашарил ногами тапки и пошёл в ванную. Проходя мимо стола, зацепился взглядом за</text:span> эскиз <text:span text:style-name="T1">рисунка</text:span>.</text:p>
      <text:p text:style-name="P3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0">Доставая из стола ключи от машины, опять наткнулся взглядом на эскиз.</text:p>
      <text:p text:style-name="P40"><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0">Назову-ка я фантазию «Последний фанфик».</text:p>
      <text:p text:style-name="P40"/>
      <text:p text:style-name="P40"/>
      <text:p text:style-name="P40"/>
      <text:p text:style-name="P31"/>
      <text:p text:style-name="P31"/>
      <text:p text:style-name="P31"/>
      <text:p text:style-name="P31"/>
      <text:p text:style-name="P31"/>
      <text:p text:style-name="P31"/>
      <text:p text:style-name="P31"/>
      <text:p text:style-name="P3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1"/>
      <text:p text:style-name="P3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21T19:48:48.436572606</dc:date>
    <meta:editing-duration>P32DT3M30S</meta:editing-duration>
    <meta:editing-cycles>636</meta:editing-cycles>
    <meta:generator>LibreOffice/4.4.2.2$Linux_X86_64 LibreOffice_project/40m0$Build-2</meta:generator>
    <meta:document-statistic meta:table-count="0" meta:image-count="0" meta:object-count="0" meta:page-count="100" meta:paragraph-count="1988" meta:word-count="42549" meta:character-count="283658" meta:non-whitespace-character-count="240962"/>
  </office:meta>
</office:document-meta>
</file>